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14"/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72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Daily PnL</text:p>
          </table:table-cell>
          <table:table-cell office:value-type="string" table:style-name="ce1">
            <text:p>Cumulative Pnl</text:p>
          </table:table-cell>
          <table:table-cell office:value-type="string" table:style-name="ce1">
            <text:p>%</text:p>
          </table:table-cell>
          <table:table-cell table:number-columns-repeated="16380"/>
        </table:table-row>
        <table:table-row table:style-name="ro1">
          <table:table-cell office:value-type="date" office:date-value="2024-09-19T00:00:00" table:style-name="ce2">
            <text:p>19/09/2024</text:p>
          </table:table-cell>
          <table:table-cell office:value-type="float" office:value="30.09" table:style-name="ce1">
            <text:p>30,09</text:p>
          </table:table-cell>
          <table:table-cell office:value-type="float" office:value="-376.42" table:style-name="ce1">
            <text:p>-376,42</text:p>
          </table:table-cell>
          <table:table-cell office:value-type="percentage" office:value="-0.15970000000000001" table:style-name="ce3">
            <text:p>-15,97%</text:p>
          </table:table-cell>
          <table:table-cell table:number-columns-repeated="16380"/>
        </table:table-row>
        <table:table-row table:style-name="ro1">
          <table:table-cell office:value-type="date" office:date-value="2024-09-18T00:00:00" table:style-name="ce2">
            <text:p>18/09/2024</text:p>
          </table:table-cell>
          <table:table-cell office:value-type="float" office:value="47.27" table:style-name="ce1">
            <text:p>47,27</text:p>
          </table:table-cell>
          <table:table-cell office:value-type="float" office:value="-406.51" table:style-name="ce1">
            <text:p>-406,51</text:p>
          </table:table-cell>
          <table:table-cell office:value-type="percentage" office:value="-0.17249999999999999" table:style-name="ce3">
            <text:p>-17,25%</text:p>
          </table:table-cell>
          <table:table-cell table:number-columns-repeated="16380"/>
        </table:table-row>
        <table:table-row table:style-name="ro1">
          <table:table-cell office:value-type="date" office:date-value="2024-09-17T00:00:00" table:style-name="ce2">
            <text:p>17/09/2024</text:p>
          </table:table-cell>
          <table:table-cell office:value-type="float" office:value="31.29" table:style-name="ce1">
            <text:p>31,29</text:p>
          </table:table-cell>
          <table:table-cell office:value-type="float" office:value="-453.78" table:style-name="ce1">
            <text:p>-453,78</text:p>
          </table:table-cell>
          <table:table-cell office:value-type="percentage" office:value="-0.19259999999999999" table:style-name="ce3">
            <text:p>-19,26%</text:p>
          </table:table-cell>
          <table:table-cell table:number-columns-repeated="16380"/>
        </table:table-row>
        <table:table-row table:style-name="ro1">
          <table:table-cell office:value-type="date" office:date-value="2024-09-16T00:00:00" table:style-name="ce2">
            <text:p>16/09/2024</text:p>
          </table:table-cell>
          <table:table-cell office:value-type="float" office:value="-17.309999999999999" table:style-name="ce1">
            <text:p>-17,31</text:p>
          </table:table-cell>
          <table:table-cell office:value-type="float" office:value="-485.07" table:style-name="ce1">
            <text:p>-485,07</text:p>
          </table:table-cell>
          <table:table-cell office:value-type="percentage" office:value="-0.2059" table:style-name="ce3">
            <text:p>-20,59%</text:p>
          </table:table-cell>
          <table:table-cell table:number-columns-repeated="16380"/>
        </table:table-row>
        <table:table-row table:style-name="ro1">
          <table:table-cell office:value-type="date" office:date-value="2024-09-15T00:00:00" table:style-name="ce2">
            <text:p>15/09/2024</text:p>
          </table:table-cell>
          <table:table-cell office:value-type="float" office:value="-36.520000000000003" table:style-name="ce1">
            <text:p>-36,52</text:p>
          </table:table-cell>
          <table:table-cell office:value-type="float" office:value="-467.76" table:style-name="ce1">
            <text:p>-467,76</text:p>
          </table:table-cell>
          <table:table-cell office:value-type="percentage" office:value="-0.19850000000000001" table:style-name="ce3">
            <text:p>-19,85%</text:p>
          </table:table-cell>
          <table:table-cell table:number-columns-repeated="16380"/>
        </table:table-row>
        <table:table-row table:style-name="ro1">
          <table:table-cell office:value-type="date" office:date-value="2024-09-14T00:00:00" table:style-name="ce2">
            <text:p>14/09/2024</text:p>
          </table:table-cell>
          <table:table-cell office:value-type="float" office:value="-23.45" table:style-name="ce1">
            <text:p>-23,45</text:p>
          </table:table-cell>
          <table:table-cell office:value-type="float" office:value="-431.24" table:style-name="ce1">
            <text:p>-431,24</text:p>
          </table:table-cell>
          <table:table-cell office:value-type="percentage" office:value="-0.183" table:style-name="ce3">
            <text:p>-18,30%</text:p>
          </table:table-cell>
          <table:table-cell table:number-columns-repeated="16380"/>
        </table:table-row>
        <table:table-row table:style-name="ro1">
          <table:table-cell office:value-type="date" office:date-value="2024-09-13T00:00:00" table:style-name="ce2">
            <text:p>13/09/2024</text:p>
          </table:table-cell>
          <table:table-cell office:value-type="float" office:value="33.72" table:style-name="ce1">
            <text:p>33,72</text:p>
          </table:table-cell>
          <table:table-cell office:value-type="float" office:value="-407.79" table:style-name="ce1">
            <text:p>-407,79</text:p>
          </table:table-cell>
          <table:table-cell office:value-type="percentage" office:value="-0.1731" table:style-name="ce3">
            <text:p>-17,31%</text:p>
          </table:table-cell>
          <table:table-cell table:number-columns-repeated="16380"/>
        </table:table-row>
        <table:table-row table:style-name="ro1">
          <table:table-cell office:value-type="date" office:date-value="2024-09-12T00:00:00" table:style-name="ce2">
            <text:p>12/09/2024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-441.52" table:style-name="ce1">
            <text:p>-441,52</text:p>
          </table:table-cell>
          <table:table-cell office:value-type="percentage" office:value="-0.18740000000000001" table:style-name="ce3">
            <text:p>-18,74%</text:p>
          </table:table-cell>
          <table:table-cell table:number-columns-repeated="16380"/>
        </table:table-row>
        <table:table-row table:style-name="ro1">
          <table:table-cell office:value-type="date" office:date-value="2024-09-11T00:00:00" table:style-name="ce2">
            <text:p>11/09/2024</text:p>
          </table:table-cell>
          <table:table-cell office:value-type="float" office:value="-10.92" table:style-name="ce1">
            <text:p>-10,92</text:p>
          </table:table-cell>
          <table:table-cell office:value-type="float" office:value="-473.81" table:style-name="ce1">
            <text:p>-473,81</text:p>
          </table:table-cell>
          <table:table-cell office:value-type="percentage" office:value="-0.2011" table:style-name="ce3">
            <text:p>-20,11%</text:p>
          </table:table-cell>
          <table:table-cell table:number-columns-repeated="16380"/>
        </table:table-row>
        <table:table-row table:style-name="ro1">
          <table:table-cell office:value-type="date" office:date-value="2024-09-10T00:00:00" table:style-name="ce2">
            <text:p>10/09/2024</text:p>
          </table:table-cell>
          <table:table-cell office:value-type="float" office:value="28.1" table:style-name="ce1">
            <text:p>28,1</text:p>
          </table:table-cell>
          <table:table-cell office:value-type="float" office:value="-462.89" table:style-name="ce1">
            <text:p>-462,89</text:p>
          </table:table-cell>
          <table:table-cell office:value-type="percentage" office:value="-0.19639999999999999" table:style-name="ce3">
            <text:p>-19,64%</text:p>
          </table:table-cell>
          <table:table-cell table:number-columns-repeated="16380"/>
        </table:table-row>
        <table:table-row table:style-name="ro1">
          <table:table-cell office:value-type="date" office:date-value="2024-09-09T00:00:00" table:style-name="ce2">
            <text:p>09/09/2024</text:p>
          </table:table-cell>
          <table:table-cell office:value-type="float" office:value="63.7" table:style-name="ce1">
            <text:p>63,7</text:p>
          </table:table-cell>
          <table:table-cell office:value-type="float" office:value="-490.99" table:style-name="ce1">
            <text:p>-490,99</text:p>
          </table:table-cell>
          <table:table-cell office:value-type="percentage" office:value="-0.2084" table:style-name="ce3">
            <text:p>-20,84%</text:p>
          </table:table-cell>
          <table:table-cell table:number-columns-repeated="16380"/>
        </table:table-row>
        <table:table-row table:style-name="ro1">
          <table:table-cell office:value-type="date" office:date-value="2024-09-08T00:00:00" table:style-name="ce2">
            <text:p>08/09/2024</text:p>
          </table:table-cell>
          <table:table-cell office:value-type="float" office:value="20.46" table:style-name="ce1">
            <text:p>20,46</text:p>
          </table:table-cell>
          <table:table-cell office:value-type="float" office:value="-554.70000000000005" table:style-name="ce1">
            <text:p>-554,7</text:p>
          </table:table-cell>
          <table:table-cell office:value-type="percentage" office:value="-0.2361" table:style-name="ce3">
            <text:p>-23,61%</text:p>
          </table:table-cell>
          <table:table-cell table:number-columns-repeated="16380"/>
        </table:table-row>
        <table:table-row table:style-name="ro1">
          <table:table-cell office:value-type="date" office:date-value="2024-09-07T00:00:00" table:style-name="ce2">
            <text:p>07/09/2024</text:p>
          </table:table-cell>
          <table:table-cell office:value-type="float" office:value="10.31" table:style-name="ce1">
            <text:p>10,31</text:p>
          </table:table-cell>
          <table:table-cell office:value-type="float" office:value="-575.15" table:style-name="ce1">
            <text:p>-575,15</text:p>
          </table:table-cell>
          <table:table-cell office:value-type="percentage" office:value="-0.24479999999999999" table:style-name="ce3">
            <text:p>-24,48%</text:p>
          </table:table-cell>
          <table:table-cell table:number-columns-repeated="16380"/>
        </table:table-row>
        <table:table-row table:style-name="ro1">
          <table:table-cell office:value-type="date" office:date-value="2024-09-06T00:00:00" table:style-name="ce2">
            <text:p>06/09/2024</text:p>
          </table:table-cell>
          <table:table-cell office:value-type="float" office:value="-40.119999999999997" table:style-name="ce1">
            <text:p>-40,12</text:p>
          </table:table-cell>
          <table:table-cell office:value-type="float" office:value="-585.47" table:style-name="ce1">
            <text:p>-585,47</text:p>
          </table:table-cell>
          <table:table-cell office:value-type="percentage" office:value="-0.2492" table:style-name="ce3">
            <text:p>-24,92%</text:p>
          </table:table-cell>
          <table:table-cell table:number-columns-repeated="16380"/>
        </table:table-row>
        <table:table-row table:style-name="ro1">
          <table:table-cell office:value-type="date" office:date-value="2024-09-05T00:00:00" table:style-name="ce2">
            <text:p>05/09/2024</text:p>
          </table:table-cell>
          <table:table-cell office:value-type="float" office:value="-48.09" table:style-name="ce1">
            <text:p>-48,09</text:p>
          </table:table-cell>
          <table:table-cell office:value-type="float" office:value="-545.34" table:style-name="ce1">
            <text:p>-545,34</text:p>
          </table:table-cell>
          <table:table-cell office:value-type="percentage" office:value="-0.2321" table:style-name="ce3">
            <text:p>-23,21%</text:p>
          </table:table-cell>
          <table:table-cell table:number-columns-repeated="16380"/>
        </table:table-row>
        <table:table-row table:style-name="ro1">
          <table:table-cell office:value-type="date" office:date-value="2024-09-04T00:00:00" table:style-name="ce2">
            <text:p>04/09/2024</text:p>
          </table:table-cell>
          <table:table-cell office:value-type="float" office:value="26.59" table:style-name="ce1">
            <text:p>26,59</text:p>
          </table:table-cell>
          <table:table-cell office:value-type="float" office:value="-497.26" table:style-name="ce1">
            <text:p>-497,26</text:p>
          </table:table-cell>
          <table:table-cell office:value-type="percentage" office:value="-0.21160000000000001" table:style-name="ce3">
            <text:p>-21,16%</text:p>
          </table:table-cell>
          <table:table-cell table:number-columns-repeated="16380"/>
        </table:table-row>
        <table:table-row table:style-name="ro1">
          <table:table-cell office:value-type="date" office:date-value="2024-09-03T00:00:00" table:style-name="ce2">
            <text:p>03/09/2024</text:p>
          </table:table-cell>
          <table:table-cell office:value-type="float" office:value="-56.84" table:style-name="ce1">
            <text:p>-56,84</text:p>
          </table:table-cell>
          <table:table-cell office:value-type="float" office:value="-523.84" table:style-name="ce1">
            <text:p>-523,84</text:p>
          </table:table-cell>
          <table:table-cell office:value-type="percentage" office:value="-0.223" table:style-name="ce3">
            <text:p>-22,30%</text:p>
          </table:table-cell>
          <table:table-cell table:number-columns-repeated="16380"/>
        </table:table-row>
        <table:table-row table:style-name="ro1">
          <table:table-cell office:value-type="date" office:date-value="2024-09-02T00:00:00" table:style-name="ce2">
            <text:p>02/09/2024</text:p>
          </table:table-cell>
          <table:table-cell office:value-type="float" office:value="63.14" table:style-name="ce1">
            <text:p>63,14</text:p>
          </table:table-cell>
          <table:table-cell office:value-type="float" office:value="-467" table:style-name="ce1">
            <text:p>-467</text:p>
          </table:table-cell>
          <table:table-cell office:value-type="percentage" office:value="-0.1988" table:style-name="ce3">
            <text:p>-19,88%</text:p>
          </table:table-cell>
          <table:table-cell table:number-columns-repeated="16380"/>
        </table:table-row>
        <table:table-row table:style-name="ro1">
          <table:table-cell office:value-type="date" office:date-value="2024-09-01T00:00:00" table:style-name="ce2">
            <text:p>01/09/2024</text:p>
          </table:table-cell>
          <table:table-cell office:value-type="float" office:value="-50.82" table:style-name="ce1">
            <text:p>-50,82</text:p>
          </table:table-cell>
          <table:table-cell office:value-type="float" office:value="-530.14" table:style-name="ce1">
            <text:p>-530,14</text:p>
          </table:table-cell>
          <table:table-cell office:value-type="percentage" office:value="-0.2268" table:style-name="ce3">
            <text:p>-22,68%</text:p>
          </table:table-cell>
          <table:table-cell table:number-columns-repeated="16380"/>
        </table:table-row>
        <table:table-row table:style-name="ro1">
          <table:table-cell office:value-type="date" office:date-value="2024-08-31T00:00:00" table:style-name="ce2">
            <text:p>31/08/2024</text:p>
          </table:table-cell>
          <table:table-cell office:value-type="float" office:value="-20.010000000000002" table:style-name="ce1">
            <text:p>-20,01</text:p>
          </table:table-cell>
          <table:table-cell office:value-type="float" office:value="-479.32" table:style-name="ce1">
            <text:p>-479,32</text:p>
          </table:table-cell>
          <table:table-cell office:value-type="percentage" office:value="-0.20499999999999999" table:style-name="ce3">
            <text:p>-20,50%</text:p>
          </table:table-cell>
          <table:table-cell table:number-columns-repeated="16380"/>
        </table:table-row>
        <table:table-row table:style-name="ro1">
          <table:table-cell office:value-type="date" office:date-value="2024-08-30T00:00:00" table:style-name="ce2">
            <text:p>30/08/2024</text:p>
          </table:table-cell>
          <table:table-cell office:value-type="float" office:value="-0.97" table:style-name="ce1">
            <text:p>-0,97</text:p>
          </table:table-cell>
          <table:table-cell office:value-type="float" office:value="-459.31" table:style-name="ce1">
            <text:p>-459,31</text:p>
          </table:table-cell>
          <table:table-cell office:value-type="percentage" office:value="-0.19650000000000001" table:style-name="ce3">
            <text:p>-19,65%</text:p>
          </table:table-cell>
          <table:table-cell table:number-columns-repeated="16380"/>
        </table:table-row>
        <table:table-row table:style-name="ro1">
          <table:table-cell office:value-type="date" office:date-value="2024-08-29T00:00:00" table:style-name="ce2">
            <text:p>29/08/2024</text:p>
          </table:table-cell>
          <table:table-cell office:value-type="float" office:value="6.11" table:style-name="ce1">
            <text:p>6,11</text:p>
          </table:table-cell>
          <table:table-cell office:value-type="float" office:value="-458.34" table:style-name="ce1">
            <text:p>-458,34</text:p>
          </table:table-cell>
          <table:table-cell office:value-type="percentage" office:value="-0.19600000000000001" table:style-name="ce3">
            <text:p>-19,60%</text:p>
          </table:table-cell>
          <table:table-cell table:number-columns-repeated="16380"/>
        </table:table-row>
        <table:table-row table:style-name="ro1">
          <table:table-cell office:value-type="date" office:date-value="2024-08-28T00:00:00" table:style-name="ce2">
            <text:p>28/08/2024</text:p>
          </table:table-cell>
          <table:table-cell office:value-type="float" office:value="-10.73" table:style-name="ce1">
            <text:p>-10,73</text:p>
          </table:table-cell>
          <table:table-cell office:value-type="float" office:value="-464.45" table:style-name="ce1">
            <text:p>-464,45</text:p>
          </table:table-cell>
          <table:table-cell office:value-type="percentage" office:value="-0.19869999999999999" table:style-name="ce3">
            <text:p>-19,87%</text:p>
          </table:table-cell>
          <table:table-cell table:number-columns-repeated="16380"/>
        </table:table-row>
        <table:table-row table:style-name="ro1">
          <table:table-cell office:value-type="date" office:date-value="2024-08-27T00:00:00" table:style-name="ce2">
            <text:p>27/08/2024</text:p>
          </table:table-cell>
          <table:table-cell office:value-type="float" office:value="-86.99" table:style-name="ce1">
            <text:p>-86,99</text:p>
          </table:table-cell>
          <table:table-cell office:value-type="float" office:value="-453.72" table:style-name="ce1">
            <text:p>-453,72</text:p>
          </table:table-cell>
          <table:table-cell office:value-type="percentage" office:value="-0.19409999999999999" table:style-name="ce3">
            <text:p>-19,41%</text:p>
          </table:table-cell>
          <table:table-cell table:number-columns-repeated="16380"/>
        </table:table-row>
        <table:table-row table:style-name="ro1">
          <table:table-cell office:value-type="date" office:date-value="2024-08-26T00:00:00" table:style-name="ce2">
            <text:p>26/08/2024</text:p>
          </table:table-cell>
          <table:table-cell office:value-type="float" office:value="-56.81" table:style-name="ce1">
            <text:p>-56,81</text:p>
          </table:table-cell>
          <table:table-cell office:value-type="float" office:value="-366.73" table:style-name="ce1">
            <text:p>-366,73</text:p>
          </table:table-cell>
          <table:table-cell office:value-type="percentage" office:value="-0.15690000000000001" table:style-name="ce3">
            <text:p>-15,69%</text:p>
          </table:table-cell>
          <table:table-cell table:number-columns-repeated="16380"/>
        </table:table-row>
        <table:table-row table:style-name="ro1">
          <table:table-cell office:value-type="date" office:date-value="2024-08-25T00:00:00" table:style-name="ce2">
            <text:p>25/08/2024</text:p>
          </table:table-cell>
          <table:table-cell office:value-type="float" office:value="-28.59" table:style-name="ce1">
            <text:p>-28,59</text:p>
          </table:table-cell>
          <table:table-cell office:value-type="float" office:value="-309.92" table:style-name="ce1">
            <text:p>-309,92</text:p>
          </table:table-cell>
          <table:table-cell office:value-type="percentage" office:value="-0.13250000000000001" table:style-name="ce3">
            <text:p>-13,25%</text:p>
          </table:table-cell>
          <table:table-cell table:number-columns-repeated="16380"/>
        </table:table-row>
        <table:table-row table:style-name="ro1">
          <table:table-cell office:value-type="date" office:date-value="2024-08-24T00:00:00" table:style-name="ce2">
            <text:p>24/08/2024</text:p>
          </table:table-cell>
          <table:table-cell office:value-type="float" office:value="17.52" table:style-name="ce1">
            <text:p>17,52</text:p>
          </table:table-cell>
          <table:table-cell office:value-type="float" office:value="-281.33" table:style-name="ce1">
            <text:p>-281,33</text:p>
          </table:table-cell>
          <table:table-cell office:value-type="percentage" office:value="-0.1203" table:style-name="ce3">
            <text:p>-12,03%</text:p>
          </table:table-cell>
          <table:table-cell table:number-columns-repeated="16380"/>
        </table:table-row>
        <table:table-row table:style-name="ro1">
          <table:table-cell office:value-type="date" office:date-value="2024-08-23T00:00:00" table:style-name="ce2">
            <text:p>23/08/2024</text:p>
          </table:table-cell>
          <table:table-cell office:value-type="float" office:value="113.72" table:style-name="ce1">
            <text:p>113,72</text:p>
          </table:table-cell>
          <table:table-cell office:value-type="float" office:value="-298.85000000000002" table:style-name="ce1">
            <text:p>-298,85</text:p>
          </table:table-cell>
          <table:table-cell office:value-type="percentage" office:value="-0.1278" table:style-name="ce3">
            <text:p>-12,78%</text:p>
          </table:table-cell>
          <table:table-cell table:number-columns-repeated="16380"/>
        </table:table-row>
        <table:table-row table:style-name="ro1">
          <table:table-cell office:value-type="date" office:date-value="2024-08-22T00:00:00" table:style-name="ce2">
            <text:p>22/08/2024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-412.57" table:style-name="ce1">
            <text:p>-412,57</text:p>
          </table:table-cell>
          <table:table-cell office:value-type="percentage" office:value="-0.17649999999999999" table:style-name="ce3">
            <text:p>-17,65%</text:p>
          </table:table-cell>
          <table:table-cell table:number-columns-repeated="16380"/>
        </table:table-row>
        <table:table-row table:style-name="ro1">
          <table:table-cell office:value-type="date" office:date-value="2024-08-21T00:00:00" table:style-name="ce2">
            <text:p>21/08/2024</text:p>
          </table:table-cell>
          <table:table-cell office:value-type="float" office:value="41.85" table:style-name="ce1">
            <text:p>41,85</text:p>
          </table:table-cell>
          <table:table-cell office:value-type="float" office:value="-421.53" table:style-name="ce1">
            <text:p>-421,53</text:p>
          </table:table-cell>
          <table:table-cell office:value-type="percentage" office:value="-0.18029999999999999" table:style-name="ce3">
            <text:p>-18,03%</text:p>
          </table:table-cell>
          <table:table-cell table:number-columns-repeated="16380"/>
        </table:table-row>
        <table:table-row table:style-name="ro1">
          <table:table-cell office:value-type="date" office:date-value="2024-08-20T00:00:00" table:style-name="ce2">
            <text:p>20/08/2024</text:p>
          </table:table-cell>
          <table:table-cell office:value-type="float" office:value="-25.76" table:style-name="ce1">
            <text:p>-25,76</text:p>
          </table:table-cell>
          <table:table-cell office:value-type="float" office:value="-463.38" table:style-name="ce1">
            <text:p>-463,38</text:p>
          </table:table-cell>
          <table:table-cell office:value-type="percentage" office:value="-0.19819999999999999" table:style-name="ce3">
            <text:p>-19,82%</text:p>
          </table:table-cell>
          <table:table-cell table:number-columns-repeated="16380"/>
        </table:table-row>
        <table:table-row table:style-name="ro1">
          <table:table-cell office:value-type="date" office:date-value="2024-08-19T00:00:00" table:style-name="ce2">
            <text:p>19/08/2024</text:p>
          </table:table-cell>
          <table:table-cell office:value-type="float" office:value="34" table:style-name="ce1">
            <text:p>34</text:p>
          </table:table-cell>
          <table:table-cell office:value-type="float" office:value="-437.63" table:style-name="ce1">
            <text:p>-437,63</text:p>
          </table:table-cell>
          <table:table-cell office:value-type="percentage" office:value="-0.18720000000000001" table:style-name="ce3">
            <text:p>-18,72%</text:p>
          </table:table-cell>
          <table:table-cell table:number-columns-repeated="16380"/>
        </table:table-row>
        <table:table-row table:style-name="ro1">
          <table:table-cell office:value-type="date" office:date-value="2024-08-18T00:00:00" table:style-name="ce2">
            <text:p>18/08/2024</text:p>
          </table:table-cell>
          <table:table-cell office:value-type="float" office:value="-36.14" table:style-name="ce1">
            <text:p>-36,14</text:p>
          </table:table-cell>
          <table:table-cell office:value-type="float" office:value="-471.63" table:style-name="ce1">
            <text:p>-471,63</text:p>
          </table:table-cell>
          <table:table-cell office:value-type="percentage" office:value="-0.20169999999999999" table:style-name="ce3">
            <text:p>-20,17%</text:p>
          </table:table-cell>
          <table:table-cell table:number-columns-repeated="16380"/>
        </table:table-row>
        <table:table-row table:style-name="ro1">
          <table:table-cell office:value-type="date" office:date-value="2024-08-17T00:00:00" table:style-name="ce2">
            <text:p>17/08/2024</text:p>
          </table:table-cell>
          <table:table-cell office:value-type="float" office:value="49.97" table:style-name="ce1">
            <text:p>49,97</text:p>
          </table:table-cell>
          <table:table-cell office:value-type="float" office:value="-435.49" table:style-name="ce1">
            <text:p>-435,49</text:p>
          </table:table-cell>
          <table:table-cell office:value-type="percentage" office:value="-0.18629999999999999" table:style-name="ce3">
            <text:p>-18,63%</text:p>
          </table:table-cell>
          <table:table-cell table:number-columns-repeated="16380"/>
        </table:table-row>
        <table:table-row table:style-name="ro1">
          <table:table-cell office:value-type="date" office:date-value="2024-08-16T00:00:00" table:style-name="ce2">
            <text:p>16/08/2024</text:p>
          </table:table-cell>
          <table:table-cell office:value-type="float" office:value="0.85" table:style-name="ce1">
            <text:p>0,85</text:p>
          </table:table-cell>
          <table:table-cell office:value-type="float" office:value="-485.47" table:style-name="ce1">
            <text:p>-485,47</text:p>
          </table:table-cell>
          <table:table-cell office:value-type="percentage" office:value="-0.2077" table:style-name="ce3">
            <text:p>-20,77%</text:p>
          </table:table-cell>
          <table:table-cell table:number-columns-repeated="16380"/>
        </table:table-row>
        <table:table-row table:style-name="ro1">
          <table:table-cell office:value-type="date" office:date-value="2024-08-15T00:00:00" table:style-name="ce2">
            <text:p>15/08/2024</text:p>
          </table:table-cell>
          <table:table-cell office:value-type="float" office:value="-42.12" table:style-name="ce1">
            <text:p>-42,12</text:p>
          </table:table-cell>
          <table:table-cell office:value-type="float" office:value="-486.31" table:style-name="ce1">
            <text:p>-486,31</text:p>
          </table:table-cell>
          <table:table-cell office:value-type="percentage" office:value="-0.20799999999999999" table:style-name="ce3">
            <text:p>-20,80%</text:p>
          </table:table-cell>
          <table:table-cell table:number-columns-repeated="16380"/>
        </table:table-row>
        <table:table-row table:style-name="ro1">
          <table:table-cell office:value-type="date" office:date-value="2024-08-14T00:00:00" table:style-name="ce2">
            <text:p>14/08/2024</text:p>
          </table:table-cell>
          <table:table-cell office:value-type="float" office:value="-40.83" table:style-name="ce1">
            <text:p>-40,83</text:p>
          </table:table-cell>
          <table:table-cell office:value-type="float" office:value="-444.2" table:style-name="ce1">
            <text:p>-444,2</text:p>
          </table:table-cell>
          <table:table-cell office:value-type="percentage" office:value="-0.19" table:style-name="ce3">
            <text:p>-19,00%</text:p>
          </table:table-cell>
          <table:table-cell table:number-columns-repeated="16380"/>
        </table:table-row>
        <table:table-row table:style-name="ro1">
          <table:table-cell office:value-type="date" office:date-value="2024-08-13T00:00:00" table:style-name="ce2">
            <text:p>13/08/2024</text:p>
          </table:table-cell>
          <table:table-cell office:value-type="float" office:value="22.16" table:style-name="ce1">
            <text:p>22,16</text:p>
          </table:table-cell>
          <table:table-cell office:value-type="float" office:value="-403.36" table:style-name="ce1">
            <text:p>-403,36</text:p>
          </table:table-cell>
          <table:table-cell office:value-type="percentage" office:value="-0.17249999999999999" table:style-name="ce3">
            <text:p>-17,25%</text:p>
          </table:table-cell>
          <table:table-cell table:number-columns-repeated="16380"/>
        </table:table-row>
        <table:table-row table:style-name="ro1">
          <table:table-cell office:value-type="date" office:date-value="2024-08-12T00:00:00" table:style-name="ce2">
            <text:p>12/08/2024</text:p>
          </table:table-cell>
          <table:table-cell office:value-type="float" office:value="33.11" table:style-name="ce1">
            <text:p>33,11</text:p>
          </table:table-cell>
          <table:table-cell office:value-type="float" office:value="-425.53" table:style-name="ce1">
            <text:p>-425,53</text:p>
          </table:table-cell>
          <table:table-cell office:value-type="percentage" office:value="-0.182" table:style-name="ce3">
            <text:p>-18,20%</text:p>
          </table:table-cell>
          <table:table-cell table:number-columns-repeated="16380"/>
        </table:table-row>
        <table:table-row table:style-name="ro1">
          <table:table-cell office:value-type="date" office:date-value="2024-08-11T00:00:00" table:style-name="ce2">
            <text:p>11/08/2024</text:p>
          </table:table-cell>
          <table:table-cell office:value-type="float" office:value="-94.65" table:style-name="ce1">
            <text:p>-94,65</text:p>
          </table:table-cell>
          <table:table-cell office:value-type="float" office:value="-458.64" table:style-name="ce1">
            <text:p>-458,64</text:p>
          </table:table-cell>
          <table:table-cell office:value-type="percentage" office:value="-0.19620000000000001" table:style-name="ce3">
            <text:p>-19,62%</text:p>
          </table:table-cell>
          <table:table-cell table:number-columns-repeated="16380"/>
        </table:table-row>
        <table:table-row table:style-name="ro1">
          <table:table-cell office:value-type="date" office:date-value="2024-08-10T00:00:00" table:style-name="ce2">
            <text:p>10/08/2024</text:p>
          </table:table-cell>
          <table:table-cell office:value-type="float" office:value="11.44" table:style-name="ce1">
            <text:p>11,44</text:p>
          </table:table-cell>
          <table:table-cell office:value-type="float" office:value="-363.99" table:style-name="ce1">
            <text:p>-363,99</text:p>
          </table:table-cell>
          <table:table-cell office:value-type="percentage" office:value="-0.15570000000000001" table:style-name="ce3">
            <text:p>-15,57%</text:p>
          </table:table-cell>
          <table:table-cell table:number-columns-repeated="16380"/>
        </table:table-row>
        <table:table-row table:style-name="ro1">
          <table:table-cell office:value-type="date" office:date-value="2024-08-09T00:00:00" table:style-name="ce2">
            <text:p>09/08/2024</text:p>
          </table:table-cell>
          <table:table-cell office:value-type="float" office:value="-48.16" table:style-name="ce1">
            <text:p>-48,16</text:p>
          </table:table-cell>
          <table:table-cell office:value-type="float" office:value="-375.43" table:style-name="ce1">
            <text:p>-375,43</text:p>
          </table:table-cell>
          <table:table-cell office:value-type="percentage" office:value="-0.1638" table:style-name="ce3">
            <text:p>-16,38%</text:p>
          </table:table-cell>
          <table:table-cell table:number-columns-repeated="16380"/>
        </table:table-row>
        <table:table-row table:style-name="ro1">
          <table:table-cell office:value-type="date" office:date-value="2024-08-08T00:00:00" table:style-name="ce2">
            <text:p>08/08/2024</text:p>
          </table:table-cell>
          <table:table-cell office:value-type="float" office:value="184.85" table:style-name="ce1">
            <text:p>184,85</text:p>
          </table:table-cell>
          <table:table-cell office:value-type="float" office:value="-327.27" table:style-name="ce1">
            <text:p>-327,27</text:p>
          </table:table-cell>
          <table:table-cell office:value-type="percentage" office:value="-0.14269999999999999" table:style-name="ce3">
            <text:p>-14,27%</text:p>
          </table:table-cell>
          <table:table-cell table:number-columns-repeated="16380"/>
        </table:table-row>
        <table:table-row table:style-name="ro1">
          <table:table-cell office:value-type="date" office:date-value="2024-08-07T00:00:00" table:style-name="ce2">
            <text:p>07/08/2024</text:p>
          </table:table-cell>
          <table:table-cell office:value-type="float" office:value="-45.22" table:style-name="ce1">
            <text:p>-45,22</text:p>
          </table:table-cell>
          <table:table-cell office:value-type="float" office:value="-512.12" table:style-name="ce1">
            <text:p>-512,12</text:p>
          </table:table-cell>
          <table:table-cell office:value-type="percentage" office:value="-0.22339999999999999" table:style-name="ce3">
            <text:p>-22,34%</text:p>
          </table:table-cell>
          <table:table-cell table:number-columns-repeated="16380"/>
        </table:table-row>
        <table:table-row table:style-name="ro1">
          <table:table-cell office:value-type="date" office:date-value="2024-08-06T00:00:00" table:style-name="ce2">
            <text:p>06/08/2024</text:p>
          </table:table-cell>
          <table:table-cell office:value-type="float" office:value="80.709999999999994" table:style-name="ce1">
            <text:p>80,71</text:p>
          </table:table-cell>
          <table:table-cell office:value-type="float" office:value="-466.9" table:style-name="ce1">
            <text:p>-466,9</text:p>
          </table:table-cell>
          <table:table-cell office:value-type="percentage" office:value="-0.20369999999999999" table:style-name="ce3">
            <text:p>-20,37%</text:p>
          </table:table-cell>
          <table:table-cell table:number-columns-repeated="16380"/>
        </table:table-row>
        <table:table-row table:style-name="ro1">
          <table:table-cell office:value-type="date" office:date-value="2024-08-05T00:00:00" table:style-name="ce2">
            <text:p>05/08/2024</text:p>
          </table:table-cell>
          <table:table-cell office:value-type="float" office:value="-121.36" table:style-name="ce1">
            <text:p>-121,36</text:p>
          </table:table-cell>
          <table:table-cell office:value-type="float" office:value="-547.61" table:style-name="ce1">
            <text:p>-547,61</text:p>
          </table:table-cell>
          <table:table-cell office:value-type="percentage" office:value="-0.2389" table:style-name="ce3">
            <text:p>-23,89%</text:p>
          </table:table-cell>
          <table:table-cell table:number-columns-repeated="16380"/>
        </table:table-row>
        <table:table-row table:style-name="ro1">
          <table:table-cell office:value-type="date" office:date-value="2024-08-04T00:00:00" table:style-name="ce2">
            <text:p>04/08/2024</text:p>
          </table:table-cell>
          <table:table-cell office:value-type="float" office:value="-81.09" table:style-name="ce1">
            <text:p>-81,09</text:p>
          </table:table-cell>
          <table:table-cell office:value-type="float" office:value="-426.25" table:style-name="ce1">
            <text:p>-426,25</text:p>
          </table:table-cell>
          <table:table-cell office:value-type="percentage" office:value="-0.18590000000000001" table:style-name="ce3">
            <text:p>-18,59%</text:p>
          </table:table-cell>
          <table:table-cell table:number-columns-repeated="16380"/>
        </table:table-row>
        <table:table-row table:style-name="ro1">
          <table:table-cell office:value-type="date" office:date-value="2024-08-03T00:00:00" table:style-name="ce2">
            <text:p>03/08/2024</text:p>
          </table:table-cell>
          <table:table-cell office:value-type="float" office:value="-74.69" table:style-name="ce1">
            <text:p>-74,69</text:p>
          </table:table-cell>
          <table:table-cell office:value-type="float" office:value="-345.16" table:style-name="ce1">
            <text:p>-345,16</text:p>
          </table:table-cell>
          <table:table-cell office:value-type="percentage" office:value="-0.15049999999999999" table:style-name="ce3">
            <text:p>-15,05%</text:p>
          </table:table-cell>
          <table:table-cell table:number-columns-repeated="16380"/>
        </table:table-row>
        <table:table-row table:style-name="ro1">
          <table:table-cell office:value-type="date" office:date-value="2024-08-02T00:00:00" table:style-name="ce2">
            <text:p>02/08/2024</text:p>
          </table:table-cell>
          <table:table-cell office:value-type="float" office:value="-142.41999999999999" table:style-name="ce1">
            <text:p>-142,42</text:p>
          </table:table-cell>
          <table:table-cell office:value-type="float" office:value="-270.47000000000003" table:style-name="ce1">
            <text:p>-270,47</text:p>
          </table:table-cell>
          <table:table-cell office:value-type="percentage" office:value="-0.11799999999999999" table:style-name="ce3">
            <text:p>-11,80%</text:p>
          </table:table-cell>
          <table:table-cell table:number-columns-repeated="16380"/>
        </table:table-row>
        <table:table-row table:style-name="ro1">
          <table:table-cell office:value-type="date" office:date-value="2024-08-01T00:00:00" table:style-name="ce2">
            <text:p>01/08/2024</text:p>
          </table:table-cell>
          <table:table-cell office:value-type="float" office:value="5.27" table:style-name="ce1">
            <text:p>5,27</text:p>
          </table:table-cell>
          <table:table-cell office:value-type="float" office:value="-128.05000000000001" table:style-name="ce1">
            <text:p>-128,05</text:p>
          </table:table-cell>
          <table:table-cell office:value-type="percentage" office:value="-5.5800000000000002E-2" table:style-name="ce3">
            <text:p>-5,58%</text:p>
          </table:table-cell>
          <table:table-cell table:number-columns-repeated="16380"/>
        </table:table-row>
        <table:table-row table:style-name="ro1">
          <table:table-cell office:value-type="date" office:date-value="2024-07-31T00:00:00" table:style-name="ce2">
            <text:p>31/07/2024</text:p>
          </table:table-cell>
          <table:table-cell office:value-type="float" office:value="-53.67" table:style-name="ce1">
            <text:p>-53,67</text:p>
          </table:table-cell>
          <table:table-cell office:value-type="float" office:value="-133.32" table:style-name="ce1">
            <text:p>-133,32</text:p>
          </table:table-cell>
          <table:table-cell office:value-type="percentage" office:value="-5.8099999999999999E-2" table:style-name="ce3">
            <text:p>-5,81%</text:p>
          </table:table-cell>
          <table:table-cell table:number-columns-repeated="16380"/>
        </table:table-row>
        <table:table-row table:style-name="ro1">
          <table:table-cell office:value-type="date" office:date-value="2024-07-30T00:00:00" table:style-name="ce2">
            <text:p>30/07/2024</text:p>
          </table:table-cell>
          <table:table-cell office:value-type="float" office:value="-16.89" table:style-name="ce1">
            <text:p>-16,89</text:p>
          </table:table-cell>
          <table:table-cell office:value-type="float" office:value="-79.66" table:style-name="ce1">
            <text:p>-79,66</text:p>
          </table:table-cell>
          <table:table-cell office:value-type="percentage" office:value="-3.4700000000000002E-2" table:style-name="ce3">
            <text:p>-3,47%</text:p>
          </table:table-cell>
          <table:table-cell table:number-columns-repeated="16380"/>
        </table:table-row>
        <table:table-row table:style-name="ro1">
          <table:table-cell office:value-type="date" office:date-value="2024-07-29T00:00:00" table:style-name="ce2">
            <text:p>29/07/2024</text:p>
          </table:table-cell>
          <table:table-cell office:value-type="float" office:value="-23.09" table:style-name="ce1">
            <text:p>-23,09</text:p>
          </table:table-cell>
          <table:table-cell office:value-type="float" office:value="-62.77" table:style-name="ce1">
            <text:p>-62,77</text:p>
          </table:table-cell>
          <table:table-cell office:value-type="percentage" office:value="-2.7300000000000001E-2" table:style-name="ce3">
            <text:p>-2,73%</text:p>
          </table:table-cell>
          <table:table-cell table:number-columns-repeated="16380"/>
        </table:table-row>
        <table:table-row table:style-name="ro1">
          <table:table-cell office:value-type="date" office:date-value="2024-07-28T00:00:00" table:style-name="ce2">
            <text:p>28/07/2024</text:p>
          </table:table-cell>
          <table:table-cell office:value-type="float" office:value="-7.98" table:style-name="ce1">
            <text:p>-7,98</text:p>
          </table:table-cell>
          <table:table-cell office:value-type="float" office:value="-39.67" table:style-name="ce1">
            <text:p>-39,67</text:p>
          </table:table-cell>
          <table:table-cell office:value-type="percentage" office:value="-1.7299999999999999E-2" table:style-name="ce3">
            <text:p>-1,73%</text:p>
          </table:table-cell>
          <table:table-cell table:number-columns-repeated="16380"/>
        </table:table-row>
        <table:table-row table:style-name="ro1">
          <table:table-cell office:value-type="date" office:date-value="2024-07-27T00:00:00" table:style-name="ce2">
            <text:p>27/07/2024</text:p>
          </table:table-cell>
          <table:table-cell office:value-type="float" office:value="32.19" table:style-name="ce1">
            <text:p>32,19</text:p>
          </table:table-cell>
          <table:table-cell office:value-type="float" office:value="-31.69" table:style-name="ce1">
            <text:p>-31,69</text:p>
          </table:table-cell>
          <table:table-cell office:value-type="percentage" office:value="-1.38E-2" table:style-name="ce3">
            <text:p>-1,38%</text:p>
          </table:table-cell>
          <table:table-cell table:number-columns-repeated="16380"/>
        </table:table-row>
        <table:table-row table:style-name="ro1">
          <table:table-cell office:value-type="date" office:date-value="2024-07-26T00:00:00" table:style-name="ce2">
            <text:p>26/07/2024</text:p>
          </table:table-cell>
          <table:table-cell office:value-type="float" office:value="64.05" table:style-name="ce1">
            <text:p>64,05</text:p>
          </table:table-cell>
          <table:table-cell office:value-type="float" office:value="-63.88" table:style-name="ce1">
            <text:p>-63,88</text:p>
          </table:table-cell>
          <table:table-cell office:value-type="percentage" office:value="-2.7799999999999998E-2" table:style-name="ce3">
            <text:p>-2,78%</text:p>
          </table:table-cell>
          <table:table-cell table:number-columns-repeated="16380"/>
        </table:table-row>
        <table:table-row table:style-name="ro1">
          <table:table-cell office:value-type="date" office:date-value="2024-07-25T00:00:00" table:style-name="ce2">
            <text:p>25/07/2024</text:p>
          </table:table-cell>
          <table:table-cell office:value-type="float" office:value="-14.81" table:style-name="ce1">
            <text:p>-14,81</text:p>
          </table:table-cell>
          <table:table-cell office:value-type="float" office:value="-127.93" table:style-name="ce1">
            <text:p>-127,93</text:p>
          </table:table-cell>
          <table:table-cell office:value-type="percentage" office:value="-5.5800000000000002E-2" table:style-name="ce3">
            <text:p>-5,58%</text:p>
          </table:table-cell>
          <table:table-cell table:number-columns-repeated="16380"/>
        </table:table-row>
        <table:table-row table:style-name="ro1">
          <table:table-cell office:value-type="date" office:date-value="2024-07-24T00:00:00" table:style-name="ce2">
            <text:p>24/07/2024</text:p>
          </table:table-cell>
          <table:table-cell office:value-type="float" office:value="-22.12" table:style-name="ce1">
            <text:p>-22,12</text:p>
          </table:table-cell>
          <table:table-cell office:value-type="float" office:value="-113.12" table:style-name="ce1">
            <text:p>-113,12</text:p>
          </table:table-cell>
          <table:table-cell office:value-type="percentage" office:value="-4.9299999999999997E-2" table:style-name="ce3">
            <text:p>-4,93%</text:p>
          </table:table-cell>
          <table:table-cell table:number-columns-repeated="16380"/>
        </table:table-row>
        <table:table-row table:style-name="ro1">
          <table:table-cell office:value-type="date" office:date-value="2024-07-23T00:00:00" table:style-name="ce2">
            <text:p>23/07/2024</text:p>
          </table:table-cell>
          <table:table-cell office:value-type="float" office:value="-48.92" table:style-name="ce1">
            <text:p>-48,92</text:p>
          </table:table-cell>
          <table:table-cell office:value-type="float" office:value="-91" table:style-name="ce1">
            <text:p>-91</text:p>
          </table:table-cell>
          <table:table-cell office:value-type="percentage" office:value="-3.9699999999999999E-2" table:style-name="ce3">
            <text:p>-3,97%</text:p>
          </table:table-cell>
          <table:table-cell table:number-columns-repeated="16380"/>
        </table:table-row>
        <table:table-row table:style-name="ro1">
          <table:table-cell office:value-type="date" office:date-value="2024-07-22T00:00:00" table:style-name="ce2">
            <text:p>22/07/2024</text:p>
          </table:table-cell>
          <table:table-cell office:value-type="float" office:value="-83.82" table:style-name="ce1">
            <text:p>-83,82</text:p>
          </table:table-cell>
          <table:table-cell office:value-type="float" office:value="-42.08" table:style-name="ce1">
            <text:p>-42,08</text:p>
          </table:table-cell>
          <table:table-cell office:value-type="percentage" office:value="-1.83E-2" table:style-name="ce3">
            <text:p>-1,83%</text:p>
          </table:table-cell>
          <table:table-cell table:number-columns-repeated="16380"/>
        </table:table-row>
        <table:table-row table:style-name="ro1">
          <table:table-cell office:value-type="date" office:date-value="2024-07-21T00:00:00" table:style-name="ce2">
            <text:p>21/07/2024</text:p>
          </table:table-cell>
          <table:table-cell office:value-type="float" office:value="46.73" table:style-name="ce1">
            <text:p>46,73</text:p>
          </table:table-cell>
          <table:table-cell office:value-type="float" office:value="41.74" table:style-name="ce1">
            <text:p>41,74</text:p>
          </table:table-cell>
          <table:table-cell office:value-type="percentage" office:value="1.8200000000000001E-2" table:style-name="ce3">
            <text:p>1,82%</text:p>
          </table:table-cell>
          <table:table-cell table:number-columns-repeated="16380"/>
        </table:table-row>
        <table:table-row table:style-name="ro1">
          <table:table-cell office:value-type="date" office:date-value="2024-07-20T00:00:00" table:style-name="ce2">
            <text:p>20/07/2024</text:p>
          </table:table-cell>
          <table:table-cell office:value-type="float" office:value="23.65" table:style-name="ce1">
            <text:p>23,65</text:p>
          </table:table-cell>
          <table:table-cell office:value-type="float" office:value="-4.99" table:style-name="ce1">
            <text:p>-4,99</text:p>
          </table:table-cell>
          <table:table-cell office:value-type="percentage" office:value="-2.0999999999999999E-3" table:style-name="ce3">
            <text:p>-0,21%</text:p>
          </table:table-cell>
          <table:table-cell table:number-columns-repeated="16380"/>
        </table:table-row>
        <table:table-row table:style-name="ro1">
          <table:table-cell office:value-type="date" office:date-value="2024-07-19T00:00:00" table:style-name="ce2">
            <text:p>19/07/2024</text:p>
          </table:table-cell>
          <table:table-cell office:value-type="float" office:value="60.97" table:style-name="ce1">
            <text:p>60,97</text:p>
          </table:table-cell>
          <table:table-cell office:value-type="float" office:value="-28.64" table:style-name="ce1">
            <text:p>-28,64</text:p>
          </table:table-cell>
          <table:table-cell office:value-type="percentage" office:value="-1.24E-2" table:style-name="ce3">
            <text:p>-1,24%</text:p>
          </table:table-cell>
          <table:table-cell table:number-columns-repeated="16380"/>
        </table:table-row>
        <table:table-row table:style-name="ro1">
          <table:table-cell office:value-type="date" office:date-value="2024-07-18T00:00:00" table:style-name="ce2">
            <text:p>18/07/2024</text:p>
          </table:table-cell>
          <table:table-cell office:value-type="float" office:value="0.8" table:style-name="ce1">
            <text:p>0,8</text:p>
          </table:table-cell>
          <table:table-cell office:value-type="float" office:value="-89.61" table:style-name="ce1">
            <text:p>-89,61</text:p>
          </table:table-cell>
          <table:table-cell office:value-type="percentage" office:value="-3.9100000000000003E-2" table:style-name="ce3">
            <text:p>-3,91%</text:p>
          </table:table-cell>
          <table:table-cell table:number-columns-repeated="16380"/>
        </table:table-row>
        <table:table-row table:style-name="ro1">
          <table:table-cell office:value-type="date" office:date-value="2024-07-17T00:00:00" table:style-name="ce2">
            <text:p>17/07/2024</text:p>
          </table:table-cell>
          <table:table-cell office:value-type="float" office:value="-45.75" table:style-name="ce1">
            <text:p>-45,75</text:p>
          </table:table-cell>
          <table:table-cell office:value-type="float" office:value="-90.41" table:style-name="ce1">
            <text:p>-90,41</text:p>
          </table:table-cell>
          <table:table-cell office:value-type="percentage" office:value="-3.9399999999999998E-2" table:style-name="ce3">
            <text:p>-3,94%</text:p>
          </table:table-cell>
          <table:table-cell table:number-columns-repeated="16380"/>
        </table:table-row>
        <table:table-row table:style-name="ro1">
          <table:table-cell office:value-type="date" office:date-value="2024-07-16T00:00:00" table:style-name="ce2">
            <text:p>16/07/2024</text:p>
          </table:table-cell>
          <table:table-cell office:value-type="float" office:value="-8.0399999999999991" table:style-name="ce1">
            <text:p>-8,04</text:p>
          </table:table-cell>
          <table:table-cell office:value-type="float" office:value="-44.65" table:style-name="ce1">
            <text:p>-44,65</text:p>
          </table:table-cell>
          <table:table-cell office:value-type="percentage" office:value="-1.9400000000000001E-2" table:style-name="ce3">
            <text:p>-1,94%</text:p>
          </table:table-cell>
          <table:table-cell table:number-columns-repeated="16380"/>
        </table:table-row>
        <table:table-row table:style-name="ro1">
          <table:table-cell office:value-type="date" office:date-value="2024-07-15T00:00:00" table:style-name="ce2">
            <text:p>15/07/2024</text:p>
          </table:table-cell>
          <table:table-cell office:value-type="float" office:value="177.6" table:style-name="ce1">
            <text:p>177,6</text:p>
          </table:table-cell>
          <table:table-cell office:value-type="float" office:value="-36.619999999999997" table:style-name="ce1">
            <text:p>-36,62</text:p>
          </table:table-cell>
          <table:table-cell office:value-type="percentage" office:value="-1.5900000000000001E-2" table:style-name="ce3">
            <text:p>-1,59%</text:p>
          </table:table-cell>
          <table:table-cell table:number-columns-repeated="16380"/>
        </table:table-row>
        <table:table-row table:style-name="ro1">
          <table:table-cell office:value-type="date" office:date-value="2024-07-14T00:00:00" table:style-name="ce2">
            <text:p>14/07/2024</text:p>
          </table:table-cell>
          <table:table-cell office:value-type="float" office:value="57.9" table:style-name="ce1">
            <text:p>57,9</text:p>
          </table:table-cell>
          <table:table-cell office:value-type="float" office:value="-214.22" table:style-name="ce1">
            <text:p>-214,22</text:p>
          </table:table-cell>
          <table:table-cell office:value-type="percentage" office:value="-9.3399999999999997E-2" table:style-name="ce3">
            <text:p>-9,34%</text:p>
          </table:table-cell>
          <table:table-cell table:number-columns-repeated="16380"/>
        </table:table-row>
        <table:table-row table:style-name="ro1">
          <table:table-cell office:value-type="date" office:date-value="2024-07-13T00:00:00" table:style-name="ce2">
            <text:p>13/07/2024</text:p>
          </table:table-cell>
          <table:table-cell office:value-type="float" office:value="36.11" table:style-name="ce1">
            <text:p>36,11</text:p>
          </table:table-cell>
          <table:table-cell office:value-type="float" office:value="-272.12" table:style-name="ce1">
            <text:p>-272,12</text:p>
          </table:table-cell>
          <table:table-cell office:value-type="percentage" office:value="-0.1293" table:style-name="ce3">
            <text:p>-12,93%</text:p>
          </table:table-cell>
          <table:table-cell table:number-columns-repeated="16380"/>
        </table:table-row>
        <table:table-row table:style-name="ro1">
          <table:table-cell office:value-type="date" office:date-value="2024-07-12T00:00:00" table:style-name="ce2">
            <text:p>12/07/2024</text:p>
          </table:table-cell>
          <table:table-cell office:value-type="float" office:value="33.71" table:style-name="ce1">
            <text:p>33,71</text:p>
          </table:table-cell>
          <table:table-cell office:value-type="float" office:value="-308.23" table:style-name="ce1">
            <text:p>-308,23</text:p>
          </table:table-cell>
          <table:table-cell office:value-type="percentage" office:value="-0.1464" table:style-name="ce3">
            <text:p>-14,64%</text:p>
          </table:table-cell>
          <table:table-cell table:number-columns-repeated="16380"/>
        </table:table-row>
        <table:table-row table:style-name="ro1">
          <table:table-cell office:value-type="date" office:date-value="2024-07-11T00:00:00" table:style-name="ce2">
            <text:p>11/07/2024</text:p>
          </table:table-cell>
          <table:table-cell office:value-type="float" office:value="-34" table:style-name="ce1">
            <text:p>-34</text:p>
          </table:table-cell>
          <table:table-cell office:value-type="float" office:value="-341.94" table:style-name="ce1">
            <text:p>-341,94</text:p>
          </table:table-cell>
          <table:table-cell office:value-type="percentage" office:value="-0.16250000000000001" table:style-name="ce3">
            <text:p>-16,25%</text:p>
          </table:table-cell>
          <table:table-cell table:number-columns-repeated="16380"/>
        </table:table-row>
        <table:table-row table:style-name="ro1">
          <table:table-cell office:value-type="date" office:date-value="2024-07-10T00:00:00" table:style-name="ce2">
            <text:p>10/07/2024</text:p>
          </table:table-cell>
          <table:table-cell office:value-type="float" office:value="23.81" table:style-name="ce1">
            <text:p>23,81</text:p>
          </table:table-cell>
          <table:table-cell office:value-type="float" office:value="-307.94" table:style-name="ce1">
            <text:p>-307,94</text:p>
          </table:table-cell>
          <table:table-cell office:value-type="percentage" office:value="-0.1484" table:style-name="ce3">
            <text:p>-14,84%</text:p>
          </table:table-cell>
          <table:table-cell table:number-columns-repeated="16380"/>
        </table:table-row>
        <table:table-row table:style-name="ro1">
          <table:table-cell office:value-type="date" office:date-value="2024-07-09T00:00:00" table:style-name="ce2">
            <text:p>09/07/2024</text:p>
          </table:table-cell>
          <table:table-cell office:value-type="float" office:value="33.369999999999997" table:style-name="ce1">
            <text:p>33,37</text:p>
          </table:table-cell>
          <table:table-cell office:value-type="float" office:value="-331.76" table:style-name="ce1">
            <text:p>-331,76</text:p>
          </table:table-cell>
          <table:table-cell office:value-type="percentage" office:value="-0.15989999999999999" table:style-name="ce3">
            <text:p>-15,99%</text:p>
          </table:table-cell>
          <table:table-cell table:number-columns-repeated="16380"/>
        </table:table-row>
        <table:table-row table:style-name="ro1">
          <table:table-cell office:value-type="date" office:date-value="2024-07-08T00:00:00" table:style-name="ce2">
            <text:p>08/07/2024</text:p>
          </table:table-cell>
          <table:table-cell office:value-type="float" office:value="31.92" table:style-name="ce1">
            <text:p>31,92</text:p>
          </table:table-cell>
          <table:table-cell office:value-type="float" office:value="-365.13" table:style-name="ce1">
            <text:p>-365,13</text:p>
          </table:table-cell>
          <table:table-cell office:value-type="percentage" office:value="-0.17599999999999999" table:style-name="ce3">
            <text:p>-17,60%</text:p>
          </table:table-cell>
          <table:table-cell table:number-columns-repeated="16380"/>
        </table:table-row>
        <table:table-row table:style-name="ro1">
          <table:table-cell office:value-type="date" office:date-value="2024-07-07T00:00:00" table:style-name="ce2">
            <text:p>07/07/2024</text:p>
          </table:table-cell>
          <table:table-cell office:value-type="float" office:value="-84.89" table:style-name="ce1">
            <text:p>-84,89</text:p>
          </table:table-cell>
          <table:table-cell office:value-type="float" office:value="-397.05" table:style-name="ce1">
            <text:p>-397,05</text:p>
          </table:table-cell>
          <table:table-cell office:value-type="percentage" office:value="-0.19139999999999999" table:style-name="ce3">
            <text:p>-19,14%</text:p>
          </table:table-cell>
          <table:table-cell table:number-columns-repeated="16380"/>
        </table:table-row>
        <table:table-row table:style-name="ro1">
          <table:table-cell office:value-type="date" office:date-value="2024-07-06T00:00:00" table:style-name="ce2">
            <text:p>06/07/2024</text:p>
          </table:table-cell>
          <table:table-cell office:value-type="float" office:value="96.67" table:style-name="ce1">
            <text:p>96,67</text:p>
          </table:table-cell>
          <table:table-cell office:value-type="float" office:value="-312.16000000000003" table:style-name="ce1">
            <text:p>-312,16</text:p>
          </table:table-cell>
          <table:table-cell office:value-type="percentage" office:value="-0.15049999999999999" table:style-name="ce3">
            <text:p>-15,05%</text:p>
          </table:table-cell>
          <table:table-cell table:number-columns-repeated="16380"/>
        </table:table-row>
        <table:table-row table:style-name="ro1">
          <table:table-cell office:value-type="date" office:date-value="2024-07-05T00:00:00" table:style-name="ce2">
            <text:p>05/07/2024</text:p>
          </table:table-cell>
          <table:table-cell office:value-type="float" office:value="-17.73" table:style-name="ce1">
            <text:p>-17,73</text:p>
          </table:table-cell>
          <table:table-cell office:value-type="float" office:value="-408.83" table:style-name="ce1">
            <text:p>-408,83</text:p>
          </table:table-cell>
          <table:table-cell office:value-type="percentage" office:value="-0.20180000000000001" table:style-name="ce3">
            <text:p>-20,18%</text:p>
          </table:table-cell>
          <table:table-cell table:number-columns-repeated="16380"/>
        </table:table-row>
        <table:table-row table:style-name="ro1">
          <table:table-cell office:value-type="date" office:date-value="2024-07-04T00:00:00" table:style-name="ce2">
            <text:p>04/07/2024</text:p>
          </table:table-cell>
          <table:table-cell office:value-type="float" office:value="-113.62" table:style-name="ce1">
            <text:p>-113,62</text:p>
          </table:table-cell>
          <table:table-cell office:value-type="float" office:value="-391.1" table:style-name="ce1">
            <text:p>-391,1</text:p>
          </table:table-cell>
          <table:table-cell office:value-type="percentage" office:value="-0.193" table:style-name="ce3">
            <text:p>-19,30%</text:p>
          </table:table-cell>
          <table:table-cell table:number-columns-repeated="16380"/>
        </table:table-row>
        <table:table-row table:style-name="ro1">
          <table:table-cell office:value-type="date" office:date-value="2024-07-03T00:00:00" table:style-name="ce2">
            <text:p>03/07/2024</text:p>
          </table:table-cell>
          <table:table-cell office:value-type="float" office:value="-99.99" table:style-name="ce1">
            <text:p>-99,99</text:p>
          </table:table-cell>
          <table:table-cell office:value-type="float" office:value="-277.48" table:style-name="ce1">
            <text:p>-277,48</text:p>
          </table:table-cell>
          <table:table-cell office:value-type="percentage" office:value="-0.13689999999999999" table:style-name="ce3">
            <text:p>-13,69%</text:p>
          </table:table-cell>
          <table:table-cell table:number-columns-repeated="16380"/>
        </table:table-row>
        <table:table-row table:style-name="ro1">
          <table:table-cell office:value-type="date" office:date-value="2024-07-02T00:00:00" table:style-name="ce2">
            <text:p>02/07/2024</text:p>
          </table:table-cell>
          <table:table-cell office:value-type="float" office:value="-1.76" table:style-name="ce1">
            <text:p>-1,76</text:p>
          </table:table-cell>
          <table:table-cell office:value-type="float" office:value="-177.5" table:style-name="ce1">
            <text:p>-177,5</text:p>
          </table:table-cell>
          <table:table-cell office:value-type="percentage" office:value="-8.7599999999999997E-2" table:style-name="ce3">
            <text:p>-8,76%</text:p>
          </table:table-cell>
          <table:table-cell table:number-columns-repeated="16380"/>
        </table:table-row>
        <table:table-row table:style-name="ro1">
          <table:table-cell office:value-type="date" office:date-value="2024-07-01T00:00:00" table:style-name="ce2">
            <text:p>01/07/2024</text:p>
          </table:table-cell>
          <table:table-cell office:value-type="float" office:value="-10.69" table:style-name="ce1">
            <text:p>-10,69</text:p>
          </table:table-cell>
          <table:table-cell office:value-type="float" office:value="-175.73" table:style-name="ce1">
            <text:p>-175,73</text:p>
          </table:table-cell>
          <table:table-cell office:value-type="percentage" office:value="-8.6699999999999999E-2" table:style-name="ce3">
            <text:p>-8,67%</text:p>
          </table:table-cell>
          <table:table-cell table:number-columns-repeated="16380"/>
        </table:table-row>
        <table:table-row table:style-name="ro1">
          <table:table-cell office:value-type="date" office:date-value="2024-06-30T00:00:00" table:style-name="ce2">
            <text:p>30/06/2024</text:p>
          </table:table-cell>
          <table:table-cell office:value-type="float" office:value="56.35" table:style-name="ce1">
            <text:p>56,35</text:p>
          </table:table-cell>
          <table:table-cell office:value-type="float" office:value="-165.04" table:style-name="ce1">
            <text:p>-165,04</text:p>
          </table:table-cell>
          <table:table-cell office:value-type="percentage" office:value="-8.14E-2" table:style-name="ce3">
            <text:p>-8,14%</text:p>
          </table:table-cell>
          <table:table-cell table:number-columns-repeated="16380"/>
        </table:table-row>
        <table:table-row table:style-name="ro1">
          <table:table-cell office:value-type="date" office:date-value="2024-06-29T00:00:00" table:style-name="ce2">
            <text:p>29/06/2024</text:p>
          </table:table-cell>
          <table:table-cell office:value-type="float" office:value="-16.73" table:style-name="ce1">
            <text:p>-16,73</text:p>
          </table:table-cell>
          <table:table-cell office:value-type="float" office:value="-221.39" table:style-name="ce1">
            <text:p>-221,39</text:p>
          </table:table-cell>
          <table:table-cell office:value-type="percentage" office:value="-0.10920000000000001" table:style-name="ce3">
            <text:p>-10,92%</text:p>
          </table:table-cell>
          <table:table-cell table:number-columns-repeated="16380"/>
        </table:table-row>
        <table:table-row table:style-name="ro1">
          <table:table-cell office:value-type="date" office:date-value="2024-06-28T00:00:00" table:style-name="ce2">
            <text:p>28/06/2024</text:p>
          </table:table-cell>
          <table:table-cell office:value-type="float" office:value="-57.73" table:style-name="ce1">
            <text:p>-57,73</text:p>
          </table:table-cell>
          <table:table-cell office:value-type="float" office:value="-204.65" table:style-name="ce1">
            <text:p>-204,65</text:p>
          </table:table-cell>
          <table:table-cell office:value-type="percentage" office:value="-0.10100000000000001" table:style-name="ce3">
            <text:p>-10,10%</text:p>
          </table:table-cell>
          <table:table-cell table:number-columns-repeated="16380"/>
        </table:table-row>
        <table:table-row table:style-name="ro1">
          <table:table-cell office:value-type="date" office:date-value="2024-06-27T00:00:00" table:style-name="ce2">
            <text:p>27/06/2024</text:p>
          </table:table-cell>
          <table:table-cell office:value-type="float" office:value="55.65" table:style-name="ce1">
            <text:p>55,65</text:p>
          </table:table-cell>
          <table:table-cell office:value-type="float" office:value="-146.91999999999999" table:style-name="ce1">
            <text:p>-146,92</text:p>
          </table:table-cell>
          <table:table-cell office:value-type="percentage" office:value="-7.2499999999999995E-2" table:style-name="ce3">
            <text:p>-7,25%</text:p>
          </table:table-cell>
          <table:table-cell table:number-columns-repeated="16380"/>
        </table:table-row>
        <table:table-row table:style-name="ro1">
          <table:table-cell office:value-type="date" office:date-value="2024-06-26T00:00:00" table:style-name="ce2">
            <text:p>26/06/2024</text:p>
          </table:table-cell>
          <table:table-cell office:value-type="float" office:value="-19.100000000000001" table:style-name="ce1">
            <text:p>-19,1</text:p>
          </table:table-cell>
          <table:table-cell office:value-type="float" office:value="-202.57" table:style-name="ce1">
            <text:p>-202,57</text:p>
          </table:table-cell>
          <table:table-cell office:value-type="percentage" office:value="-9.9900000000000003E-2" table:style-name="ce3">
            <text:p>-9,99%</text:p>
          </table:table-cell>
          <table:table-cell table:number-columns-repeated="16380"/>
        </table:table-row>
        <table:table-row table:style-name="ro1">
          <table:table-cell office:value-type="date" office:date-value="2024-06-25T00:00:00" table:style-name="ce2">
            <text:p>25/06/2024</text:p>
          </table:table-cell>
          <table:table-cell office:value-type="float" office:value="62.83" table:style-name="ce1">
            <text:p>62,83</text:p>
          </table:table-cell>
          <table:table-cell office:value-type="float" office:value="-183.47" table:style-name="ce1">
            <text:p>-183,47</text:p>
          </table:table-cell>
          <table:table-cell office:value-type="percentage" office:value="-9.0499999999999997E-2" table:style-name="ce3">
            <text:p>-9,05%</text:p>
          </table:table-cell>
          <table:table-cell table:number-columns-repeated="16380"/>
        </table:table-row>
        <table:table-row table:style-name="ro1">
          <table:table-cell office:value-type="date" office:date-value="2024-06-24T00:00:00" table:style-name="ce2">
            <text:p>24/06/2024</text:p>
          </table:table-cell>
          <table:table-cell office:value-type="float" office:value="-26.1" table:style-name="ce1">
            <text:p>-26,1</text:p>
          </table:table-cell>
          <table:table-cell office:value-type="float" office:value="-246.3" table:style-name="ce1">
            <text:p>-246,3</text:p>
          </table:table-cell>
          <table:table-cell office:value-type="percentage" office:value="-0.1215" table:style-name="ce3">
            <text:p>-12,15%</text:p>
          </table:table-cell>
          <table:table-cell table:number-columns-repeated="16380"/>
        </table:table-row>
        <table:table-row table:style-name="ro1">
          <table:table-cell office:value-type="date" office:date-value="2024-06-23T00:00:00" table:style-name="ce2">
            <text:p>23/06/2024</text:p>
          </table:table-cell>
          <table:table-cell office:value-type="float" office:value="-55.25" table:style-name="ce1">
            <text:p>-55,25</text:p>
          </table:table-cell>
          <table:table-cell office:value-type="float" office:value="-220.21" table:style-name="ce1">
            <text:p>-220,21</text:p>
          </table:table-cell>
          <table:table-cell office:value-type="percentage" office:value="-0.1087" table:style-name="ce3">
            <text:p>-10,87%</text:p>
          </table:table-cell>
          <table:table-cell table:number-columns-repeated="16380"/>
        </table:table-row>
        <table:table-row table:style-name="ro1">
          <table:table-cell office:value-type="date" office:date-value="2024-06-22T00:00:00" table:style-name="ce2">
            <text:p>22/06/2024</text:p>
          </table:table-cell>
          <table:table-cell office:value-type="float" office:value="17.88" table:style-name="ce1">
            <text:p>17,88</text:p>
          </table:table-cell>
          <table:table-cell office:value-type="float" office:value="-164.96" table:style-name="ce1">
            <text:p>-164,96</text:p>
          </table:table-cell>
          <table:table-cell office:value-type="percentage" office:value="-8.14E-2" table:style-name="ce3">
            <text:p>-8,14%</text:p>
          </table:table-cell>
          <table:table-cell table:number-columns-repeated="16380"/>
        </table:table-row>
        <table:table-row table:style-name="ro1">
          <table:table-cell office:value-type="date" office:date-value="2024-06-21T00:00:00" table:style-name="ce2">
            <text:p>21/06/2024</text:p>
          </table:table-cell>
          <table:table-cell office:value-type="float" office:value="0.91" table:style-name="ce1">
            <text:p>0,91</text:p>
          </table:table-cell>
          <table:table-cell office:value-type="float" office:value="-182.84" table:style-name="ce1">
            <text:p>-182,84</text:p>
          </table:table-cell>
          <table:table-cell office:value-type="percentage" office:value="-9.0200000000000002E-2" table:style-name="ce3">
            <text:p>-9,02%</text:p>
          </table:table-cell>
          <table:table-cell table:number-columns-repeated="16380"/>
        </table:table-row>
        <table:table-row table:style-name="ro1">
          <table:table-cell office:value-type="date" office:date-value="2024-06-20T00:00:00" table:style-name="ce2">
            <text:p>20/06/2024</text:p>
          </table:table-cell>
          <table:table-cell office:value-type="float" office:value="-23.8" table:style-name="ce1">
            <text:p>-23,8</text:p>
          </table:table-cell>
          <table:table-cell office:value-type="float" office:value="-183.75" table:style-name="ce1">
            <text:p>-183,75</text:p>
          </table:table-cell>
          <table:table-cell office:value-type="percentage" office:value="-9.0700000000000003E-2" table:style-name="ce3">
            <text:p>-9,07%</text:p>
          </table:table-cell>
          <table:table-cell table:number-columns-repeated="16380"/>
        </table:table-row>
        <table:table-row table:style-name="ro1">
          <table:table-cell office:value-type="date" office:date-value="2024-06-19T00:00:00" table:style-name="ce2">
            <text:p>19/06/2024</text:p>
          </table:table-cell>
          <table:table-cell office:value-type="float" office:value="-8.51" table:style-name="ce1">
            <text:p>-8,51</text:p>
          </table:table-cell>
          <table:table-cell office:value-type="float" office:value="-159.94" table:style-name="ce1">
            <text:p>-159,94</text:p>
          </table:table-cell>
          <table:table-cell office:value-type="percentage" office:value="-7.8899999999999998E-2" table:style-name="ce3">
            <text:p>-7,89%</text:p>
          </table:table-cell>
          <table:table-cell table:number-columns-repeated="16380"/>
        </table:table-row>
        <table:table-row table:style-name="ro1">
          <table:table-cell office:value-type="date" office:date-value="2024-06-18T00:00:00" table:style-name="ce2">
            <text:p>18/06/2024</text:p>
          </table:table-cell>
          <table:table-cell office:value-type="float" office:value="-71.55" table:style-name="ce1">
            <text:p>-71,55</text:p>
          </table:table-cell>
          <table:table-cell office:value-type="float" office:value="-151.44" table:style-name="ce1">
            <text:p>-151,44</text:p>
          </table:table-cell>
          <table:table-cell office:value-type="percentage" office:value="-7.4700000000000003E-2" table:style-name="ce3">
            <text:p>-7,47%</text:p>
          </table:table-cell>
          <table:table-cell table:number-columns-repeated="16380"/>
        </table:table-row>
        <table:table-row table:style-name="ro1">
          <table:table-cell office:value-type="date" office:date-value="2024-06-17T00:00:00" table:style-name="ce2">
            <text:p>17/06/2024</text:p>
          </table:table-cell>
          <table:table-cell office:value-type="float" office:value="-74.959999999999994" table:style-name="ce1">
            <text:p>-74,96</text:p>
          </table:table-cell>
          <table:table-cell office:value-type="float" office:value="-79.89" table:style-name="ce1">
            <text:p>-79,89</text:p>
          </table:table-cell>
          <table:table-cell office:value-type="percentage" office:value="-3.9399999999999998E-2" table:style-name="ce3">
            <text:p>-3,94%</text:p>
          </table:table-cell>
          <table:table-cell table:number-columns-repeated="16380"/>
        </table:table-row>
        <table:table-row table:style-name="ro1">
          <table:table-cell office:value-type="date" office:date-value="2024-06-16T00:00:00" table:style-name="ce2">
            <text:p>16/06/2024</text:p>
          </table:table-cell>
          <table:table-cell office:value-type="float" office:value="60.23" table:style-name="ce1">
            <text:p>60,23</text:p>
          </table:table-cell>
          <table:table-cell office:value-type="float" office:value="-4.93" table:style-name="ce1">
            <text:p>-4,93</text:p>
          </table:table-cell>
          <table:table-cell office:value-type="percentage" office:value="-2.3999999999999998E-3" table:style-name="ce3">
            <text:p>-0,24%</text:p>
          </table:table-cell>
          <table:table-cell table:number-columns-repeated="16380"/>
        </table:table-row>
        <table:table-row table:style-name="ro1">
          <table:table-cell office:value-type="date" office:date-value="2024-06-15T00:00:00" table:style-name="ce2">
            <text:p>15/06/2024</text:p>
          </table:table-cell>
          <table:table-cell office:value-type="float" office:value="33.15" table:style-name="ce1">
            <text:p>33,15</text:p>
          </table:table-cell>
          <table:table-cell office:value-type="float" office:value="-65.150000000000006" table:style-name="ce1">
            <text:p>-65,15</text:p>
          </table:table-cell>
          <table:table-cell office:value-type="percentage" office:value="-3.27E-2" table:style-name="ce3">
            <text:p>-3,27%</text:p>
          </table:table-cell>
          <table:table-cell table:number-columns-repeated="16380"/>
        </table:table-row>
        <table:table-row table:style-name="ro1">
          <table:table-cell office:value-type="date" office:date-value="2024-06-14T00:00:00" table:style-name="ce2">
            <text:p>14/06/2024</text:p>
          </table:table-cell>
          <table:table-cell office:value-type="float" office:value="-19.690000000000001" table:style-name="ce1">
            <text:p>-19,69</text:p>
          </table:table-cell>
          <table:table-cell office:value-type="float" office:value="-98.3" table:style-name="ce1">
            <text:p>-98,3</text:p>
          </table:table-cell>
          <table:table-cell office:value-type="percentage" office:value="-4.9399999999999999E-2" table:style-name="ce3">
            <text:p>-4,94%</text:p>
          </table:table-cell>
          <table:table-cell table:number-columns-repeated="16380"/>
        </table:table-row>
        <table:table-row table:style-name="ro1">
          <table:table-cell office:value-type="date" office:date-value="2024-06-13T00:00:00" table:style-name="ce2">
            <text:p>13/06/2024</text:p>
          </table:table-cell>
          <table:table-cell office:value-type="float" office:value="-83.71" table:style-name="ce1">
            <text:p>-83,71</text:p>
          </table:table-cell>
          <table:table-cell office:value-type="float" office:value="-78.61" table:style-name="ce1">
            <text:p>-78,61</text:p>
          </table:table-cell>
          <table:table-cell office:value-type="percentage" office:value="-3.95E-2" table:style-name="ce3">
            <text:p>-3,95%</text:p>
          </table:table-cell>
          <table:table-cell table:number-columns-repeated="16380"/>
        </table:table-row>
        <table:table-row table:style-name="ro1">
          <table:table-cell office:value-type="date" office:date-value="2024-06-12T00:00:00" table:style-name="ce2">
            <text:p>12/06/2024</text:p>
          </table:table-cell>
          <table:table-cell office:value-type="float" office:value="49" table:style-name="ce1">
            <text:p>49</text:p>
          </table:table-cell>
          <table:table-cell office:value-type="float" office:value="5.0999999999999996" table:style-name="ce1">
            <text:p>5,1</text:p>
          </table:table-cell>
          <table:table-cell office:value-type="percentage" office:value="2.5000000000000001E-3" table:style-name="ce3">
            <text:p>0,25%</text:p>
          </table:table-cell>
          <table:table-cell table:number-columns-repeated="16380"/>
        </table:table-row>
        <table:table-row table:style-name="ro1">
          <table:table-cell office:value-type="date" office:date-value="2024-06-11T00:00:00" table:style-name="ce2">
            <text:p>11/06/2024</text:p>
          </table:table-cell>
          <table:table-cell office:value-type="float" office:value="-89.77" table:style-name="ce1">
            <text:p>-89,77</text:p>
          </table:table-cell>
          <table:table-cell office:value-type="float" office:value="-43.9" table:style-name="ce1">
            <text:p>-43,9</text:p>
          </table:table-cell>
          <table:table-cell office:value-type="percentage" office:value="-2.2100000000000002E-2" table:style-name="ce3">
            <text:p>-2,21%</text:p>
          </table:table-cell>
          <table:table-cell table:number-columns-repeated="16380"/>
        </table:table-row>
        <table:table-row table:style-name="ro1">
          <table:table-cell office:value-type="date" office:date-value="2024-06-10T00:00:00" table:style-name="ce2">
            <text:p>10/06/2024</text:p>
          </table:table-cell>
          <table:table-cell office:value-type="float" office:value="-37.32" table:style-name="ce1">
            <text:p>-37,32</text:p>
          </table:table-cell>
          <table:table-cell office:value-type="float" office:value="45.87" table:style-name="ce1">
            <text:p>45,87</text:p>
          </table:table-cell>
          <table:table-cell office:value-type="percentage" office:value="2.3099999999999999E-2" table:style-name="ce3">
            <text:p>2,31%</text:p>
          </table:table-cell>
          <table:table-cell table:number-columns-repeated="16380"/>
        </table:table-row>
        <table:table-row table:style-name="ro1">
          <table:table-cell office:value-type="date" office:date-value="2024-06-09T00:00:00" table:style-name="ce2">
            <text:p>09/06/2024</text:p>
          </table:table-cell>
          <table:table-cell office:value-type="float" office:value="30.86" table:style-name="ce1">
            <text:p>30,86</text:p>
          </table:table-cell>
          <table:table-cell office:value-type="float" office:value="83.19" table:style-name="ce1">
            <text:p>83,19</text:p>
          </table:table-cell>
          <table:table-cell office:value-type="percentage" office:value="4.19E-2" table:style-name="ce3">
            <text:p>4,19%</text:p>
          </table:table-cell>
          <table:table-cell table:number-columns-repeated="16380"/>
        </table:table-row>
        <table:table-row table:style-name="ro1">
          <table:table-cell office:value-type="date" office:date-value="2024-06-08T00:00:00" table:style-name="ce2">
            <text:p>08/06/2024</text:p>
          </table:table-cell>
          <table:table-cell office:value-type="float" office:value="-43.91" table:style-name="ce1">
            <text:p>-43,91</text:p>
          </table:table-cell>
          <table:table-cell office:value-type="float" office:value="52.33" table:style-name="ce1">
            <text:p>52,33</text:p>
          </table:table-cell>
          <table:table-cell office:value-type="percentage" office:value="2.64E-2" table:style-name="ce3">
            <text:p>2,64%</text:p>
          </table:table-cell>
          <table:table-cell table:number-columns-repeated="16380"/>
        </table:table-row>
        <table:table-row table:style-name="ro1">
          <table:table-cell office:value-type="date" office:date-value="2024-06-07T00:00:00" table:style-name="ce2">
            <text:p>07/06/2024</text:p>
          </table:table-cell>
          <table:table-cell office:value-type="float" office:value="-86.66" table:style-name="ce1">
            <text:p>-86,66</text:p>
          </table:table-cell>
          <table:table-cell office:value-type="float" office:value="96.23" table:style-name="ce1">
            <text:p>96,23</text:p>
          </table:table-cell>
          <table:table-cell office:value-type="percentage" office:value="5.0999999999999997E-2" table:style-name="ce3">
            <text:p>5,10%</text:p>
          </table:table-cell>
          <table:table-cell table:number-columns-repeated="16380"/>
        </table:table-row>
        <table:table-row table:style-name="ro1">
          <table:table-cell office:value-type="date" office:date-value="2024-06-06T00:00:00" table:style-name="ce2">
            <text:p>06/06/2024</text:p>
          </table:table-cell>
          <table:table-cell office:value-type="float" office:value="-30.78" table:style-name="ce1">
            <text:p>-30,78</text:p>
          </table:table-cell>
          <table:table-cell office:value-type="float" office:value="182.89" table:style-name="ce1">
            <text:p>182,89</text:p>
          </table:table-cell>
          <table:table-cell office:value-type="percentage" office:value="9.69E-2" table:style-name="ce3">
            <text:p>9,69%</text:p>
          </table:table-cell>
          <table:table-cell table:number-columns-repeated="16380"/>
        </table:table-row>
        <table:table-row table:style-name="ro1">
          <table:table-cell office:value-type="date" office:date-value="2024-06-05T00:00:00" table:style-name="ce2">
            <text:p>05/06/2024</text:p>
          </table:table-cell>
          <table:table-cell office:value-type="float" office:value="54.54" table:style-name="ce1">
            <text:p>54,54</text:p>
          </table:table-cell>
          <table:table-cell office:value-type="float" office:value="213.67" table:style-name="ce1">
            <text:p>213,67</text:p>
          </table:table-cell>
          <table:table-cell office:value-type="percentage" office:value="0.1132" table:style-name="ce3">
            <text:p>11,32%</text:p>
          </table:table-cell>
          <table:table-cell table:number-columns-repeated="16380"/>
        </table:table-row>
        <table:table-row table:style-name="ro1">
          <table:table-cell office:value-type="date" office:date-value="2024-06-04T00:00:00" table:style-name="ce2">
            <text:p>04/06/2024</text:p>
          </table:table-cell>
          <table:table-cell office:value-type="float" office:value="55.9" table:style-name="ce1">
            <text:p>55,9</text:p>
          </table:table-cell>
          <table:table-cell office:value-type="float" office:value="159.13999999999999" table:style-name="ce1">
            <text:p>159,14</text:p>
          </table:table-cell>
          <table:table-cell office:value-type="percentage" office:value="8.43E-2" table:style-name="ce3">
            <text:p>8,43%</text:p>
          </table:table-cell>
          <table:table-cell table:number-columns-repeated="16380"/>
        </table:table-row>
        <table:table-row table:style-name="ro1">
          <table:table-cell office:value-type="date" office:date-value="2024-06-03T00:00:00" table:style-name="ce2">
            <text:p>03/06/2024</text:p>
          </table:table-cell>
          <table:table-cell office:value-type="float" office:value="1.55" table:style-name="ce1">
            <text:p>1,55</text:p>
          </table:table-cell>
          <table:table-cell office:value-type="float" office:value="103.23" table:style-name="ce1">
            <text:p>103,23</text:p>
          </table:table-cell>
          <table:table-cell office:value-type="percentage" office:value="5.5199999999999999E-2" table:style-name="ce3">
            <text:p>5,52%</text:p>
          </table:table-cell>
          <table:table-cell table:number-columns-repeated="16380"/>
        </table:table-row>
        <table:table-row table:style-name="ro1">
          <table:table-cell office:value-type="date" office:date-value="2024-06-02T00:00:00" table:style-name="ce2">
            <text:p>02/06/2024</text:p>
          </table:table-cell>
          <table:table-cell office:value-type="float" office:value="-34.26" table:style-name="ce1">
            <text:p>-34,26</text:p>
          </table:table-cell>
          <table:table-cell office:value-type="float" office:value="101.68" table:style-name="ce1">
            <text:p>101,68</text:p>
          </table:table-cell>
          <table:table-cell office:value-type="percentage" office:value="5.4399999999999997E-2" table:style-name="ce3">
            <text:p>5,44%</text:p>
          </table:table-cell>
          <table:table-cell table:number-columns-repeated="16380"/>
        </table:table-row>
        <table:table-row table:style-name="ro1">
          <table:table-cell office:value-type="date" office:date-value="2024-06-01T00:00:00" table:style-name="ce2">
            <text:p>01/06/2024</text:p>
          </table:table-cell>
          <table:table-cell office:value-type="float" office:value="45.6" table:style-name="ce1">
            <text:p>45,6</text:p>
          </table:table-cell>
          <table:table-cell office:value-type="float" office:value="135.94999999999999" table:style-name="ce1">
            <text:p>135,95</text:p>
          </table:table-cell>
          <table:table-cell office:value-type="percentage" office:value="7.2800000000000004E-2" table:style-name="ce3">
            <text:p>7,28%</text:p>
          </table:table-cell>
          <table:table-cell table:number-columns-repeated="16380"/>
        </table:table-row>
        <table:table-row table:style-name="ro1">
          <table:table-cell office:value-type="date" office:date-value="2024-05-31T00:00:00" table:style-name="ce2">
            <text:p>31/05/2024</text:p>
          </table:table-cell>
          <table:table-cell office:value-type="float" office:value="12.48" table:style-name="ce1">
            <text:p>12,48</text:p>
          </table:table-cell>
          <table:table-cell office:value-type="float" office:value="90.35" table:style-name="ce1">
            <text:p>90,35</text:p>
          </table:table-cell>
          <table:table-cell office:value-type="percentage" office:value="4.8300000000000003E-2" table:style-name="ce3">
            <text:p>4,83%</text:p>
          </table:table-cell>
          <table:table-cell table:number-columns-repeated="16380"/>
        </table:table-row>
        <table:table-row table:style-name="ro1">
          <table:table-cell office:value-type="date" office:date-value="2024-05-30T00:00:00" table:style-name="ce2">
            <text:p>30/05/2024</text:p>
          </table:table-cell>
          <table:table-cell office:value-type="float" office:value="35.869999999999997" table:style-name="ce1">
            <text:p>35,87</text:p>
          </table:table-cell>
          <table:table-cell office:value-type="float" office:value="77.87" table:style-name="ce1">
            <text:p>77,87</text:p>
          </table:table-cell>
          <table:table-cell office:value-type="percentage" office:value="4.1700000000000001E-2" table:style-name="ce3">
            <text:p>4,17%</text:p>
          </table:table-cell>
          <table:table-cell table:number-columns-repeated="16380"/>
        </table:table-row>
        <table:table-row table:style-name="ro1">
          <table:table-cell office:value-type="date" office:date-value="2024-05-29T00:00:00" table:style-name="ce2">
            <text:p>29/05/2024</text:p>
          </table:table-cell>
          <table:table-cell office:value-type="float" office:value="-42.25" table:style-name="ce1">
            <text:p>-42,25</text:p>
          </table:table-cell>
          <table:table-cell office:value-type="float" office:value="42" table:style-name="ce1">
            <text:p>42</text:p>
          </table:table-cell>
          <table:table-cell office:value-type="percentage" office:value="2.24E-2" table:style-name="ce3">
            <text:p>2,24%</text:p>
          </table:table-cell>
          <table:table-cell table:number-columns-repeated="16380"/>
        </table:table-row>
        <table:table-row table:style-name="ro1">
          <table:table-cell office:value-type="date" office:date-value="2024-05-28T00:00:00" table:style-name="ce2">
            <text:p>28/05/2024</text:p>
          </table:table-cell>
          <table:table-cell office:value-type="float" office:value="-25.7" table:style-name="ce1">
            <text:p>-25,7</text:p>
          </table:table-cell>
          <table:table-cell office:value-type="float" office:value="84.25" table:style-name="ce1">
            <text:p>84,25</text:p>
          </table:table-cell>
          <table:table-cell office:value-type="percentage" office:value="4.5100000000000001E-2" table:style-name="ce3">
            <text:p>4,51%</text:p>
          </table:table-cell>
          <table:table-cell table:number-columns-repeated="16380"/>
        </table:table-row>
        <table:table-row table:style-name="ro1">
          <table:table-cell office:value-type="date" office:date-value="2024-05-27T00:00:00" table:style-name="ce2">
            <text:p>27/05/2024</text:p>
          </table:table-cell>
          <table:table-cell office:value-type="float" office:value="11.79" table:style-name="ce1">
            <text:p>11,79</text:p>
          </table:table-cell>
          <table:table-cell office:value-type="float" office:value="109.96" table:style-name="ce1">
            <text:p>109,96</text:p>
          </table:table-cell>
          <table:table-cell office:value-type="percentage" office:value="6.0400000000000002E-2" table:style-name="ce3">
            <text:p>6,04%</text:p>
          </table:table-cell>
          <table:table-cell table:number-columns-repeated="16380"/>
        </table:table-row>
        <table:table-row table:style-name="ro1">
          <table:table-cell office:value-type="date" office:date-value="2024-05-26T00:00:00" table:style-name="ce2">
            <text:p>26/05/2024</text:p>
          </table:table-cell>
          <table:table-cell office:value-type="float" office:value="60.05" table:style-name="ce1">
            <text:p>60,05</text:p>
          </table:table-cell>
          <table:table-cell office:value-type="float" office:value="98.16" table:style-name="ce1">
            <text:p>98,16</text:p>
          </table:table-cell>
          <table:table-cell office:value-type="percentage" office:value="5.3900000000000003E-2" table:style-name="ce3">
            <text:p>5,39%</text:p>
          </table:table-cell>
          <table:table-cell table:number-columns-repeated="16380"/>
        </table:table-row>
        <table:table-row table:style-name="ro1">
          <table:table-cell office:value-type="date" office:date-value="2024-05-25T00:00:00" table:style-name="ce2">
            <text:p>25/05/2024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38.119999999999997" table:style-name="ce1">
            <text:p>38,12</text:p>
          </table:table-cell>
          <table:table-cell office:value-type="percentage" office:value="2.86E-2" table:style-name="ce3">
            <text:p>2,86%</text:p>
          </table:table-cell>
          <table:table-cell table:number-columns-repeated="16380"/>
        </table:table-row>
        <table:table-row table:style-name="ro1">
          <table:table-cell office:value-type="date" office:date-value="2024-05-24T00:00:00" table:style-name="ce2">
            <text:p>24/05/2024</text:p>
          </table:table-cell>
          <table:table-cell office:value-type="float" office:value="-4.0199999999999996" table:style-name="ce1">
            <text:p>-4,02</text:p>
          </table:table-cell>
          <table:table-cell office:value-type="float" office:value="34.020000000000003" table:style-name="ce1">
            <text:p>34,02</text:p>
          </table:table-cell>
          <table:table-cell office:value-type="percentage" office:value="3.7400000000000003E-2" table:style-name="ce3">
            <text:p>3,74%</text:p>
          </table:table-cell>
          <table:table-cell table:number-columns-repeated="16380"/>
        </table:table-row>
        <table:table-row table:style-name="ro1">
          <table:table-cell office:value-type="date" office:date-value="2024-05-23T00:00:00" table:style-name="ce2">
            <text:p>23/05/2024</text:p>
          </table:table-cell>
          <table:table-cell office:value-type="float" office:value="-8.23" table:style-name="ce1">
            <text:p>-8,23</text:p>
          </table:table-cell>
          <table:table-cell office:value-type="float" office:value="38.04" table:style-name="ce1">
            <text:p>38,04</text:p>
          </table:table-cell>
          <table:table-cell office:value-type="percentage" office:value="7.8200000000000006E-2" table:style-name="ce3">
            <text:p>7,82%</text:p>
          </table:table-cell>
          <table:table-cell table:number-columns-repeated="16380"/>
        </table:table-row>
        <table:table-row table:style-name="ro1">
          <table:table-cell office:value-type="date" office:date-value="2024-05-22T00:00:00" table:style-name="ce2">
            <text:p>22/05/2024</text:p>
          </table:table-cell>
          <table:table-cell office:value-type="float" office:value="-6.35" table:style-name="ce1">
            <text:p>-6,35</text:p>
          </table:table-cell>
          <table:table-cell office:value-type="float" office:value="46.27" table:style-name="ce1">
            <text:p>46,27</text:p>
          </table:table-cell>
          <table:table-cell office:value-type="percentage" office:value="9.5100000000000004E-2" table:style-name="ce3">
            <text:p>9,51%</text:p>
          </table:table-cell>
          <table:table-cell table:number-columns-repeated="16380"/>
        </table:table-row>
        <table:table-row table:style-name="ro1">
          <table:table-cell office:value-type="date" office:date-value="2024-05-21T00:00:00" table:style-name="ce2">
            <text:p>21/05/2024</text:p>
          </table:table-cell>
          <table:table-cell office:value-type="float" office:value="-6.45" table:style-name="ce1">
            <text:p>-6,45</text:p>
          </table:table-cell>
          <table:table-cell office:value-type="float" office:value="52.62" table:style-name="ce1">
            <text:p>52,62</text:p>
          </table:table-cell>
          <table:table-cell office:value-type="percentage" office:value="0.1081" table:style-name="ce3">
            <text:p>10,81%</text:p>
          </table:table-cell>
          <table:table-cell table:number-columns-repeated="16380"/>
        </table:table-row>
        <table:table-row table:style-name="ro1">
          <table:table-cell office:value-type="date" office:date-value="2024-05-20T00:00:00" table:style-name="ce2">
            <text:p>20/05/2024</text:p>
          </table:table-cell>
          <table:table-cell office:value-type="float" office:value="40.22" table:style-name="ce1">
            <text:p>40,22</text:p>
          </table:table-cell>
          <table:table-cell office:value-type="float" office:value="59.07" table:style-name="ce1">
            <text:p>59,07</text:p>
          </table:table-cell>
          <table:table-cell office:value-type="percentage" office:value="0.12139999999999999" table:style-name="ce3">
            <text:p>12,14%</text:p>
          </table:table-cell>
          <table:table-cell table:number-columns-repeated="16380"/>
        </table:table-row>
        <table:table-row table:style-name="ro1">
          <table:table-cell office:value-type="date" office:date-value="2024-05-19T00:00:00" table:style-name="ce2">
            <text:p>19/05/2024</text:p>
          </table:table-cell>
          <table:table-cell office:value-type="float" office:value="-8.89" table:style-name="ce1">
            <text:p>-8,89</text:p>
          </table:table-cell>
          <table:table-cell office:value-type="float" office:value="18.850000000000001" table:style-name="ce1">
            <text:p>18,85</text:p>
          </table:table-cell>
          <table:table-cell office:value-type="percentage" office:value="3.8699999999999998E-2" table:style-name="ce3">
            <text:p>3,87%</text:p>
          </table:table-cell>
          <table:table-cell table:number-columns-repeated="16380"/>
        </table:table-row>
        <table:table-row table:style-name="ro1">
          <table:table-cell office:value-type="date" office:date-value="2024-05-18T00:00:00" table:style-name="ce2">
            <text:p>18/05/2024</text:p>
          </table:table-cell>
          <table:table-cell office:value-type="float" office:value="3.75" table:style-name="ce1">
            <text:p>3,75</text:p>
          </table:table-cell>
          <table:table-cell office:value-type="float" office:value="27.74" table:style-name="ce1">
            <text:p>27,74</text:p>
          </table:table-cell>
          <table:table-cell office:value-type="percentage" office:value="5.7000000000000002E-2" table:style-name="ce3">
            <text:p>5,70%</text:p>
          </table:table-cell>
          <table:table-cell table:number-columns-repeated="16380"/>
        </table:table-row>
        <table:table-row table:style-name="ro1">
          <table:table-cell office:value-type="date" office:date-value="2024-05-17T00:00:00" table:style-name="ce2">
            <text:p>17/05/2024</text:p>
          </table:table-cell>
          <table:table-cell office:value-type="float" office:value="15.17" table:style-name="ce1">
            <text:p>15,17</text:p>
          </table:table-cell>
          <table:table-cell office:value-type="float" office:value="23.99" table:style-name="ce1">
            <text:p>23,99</text:p>
          </table:table-cell>
          <table:table-cell office:value-type="percentage" office:value="4.9299999999999997E-2" table:style-name="ce3">
            <text:p>4,93%</text:p>
          </table:table-cell>
          <table:table-cell table:number-columns-repeated="16380"/>
        </table:table-row>
        <table:table-row table:style-name="ro1">
          <table:table-cell office:value-type="date" office:date-value="2024-05-16T00:00:00" table:style-name="ce2">
            <text:p>16/05/2024</text:p>
          </table:table-cell>
          <table:table-cell office:value-type="float" office:value="-5.33" table:style-name="ce1">
            <text:p>-5,33</text:p>
          </table:table-cell>
          <table:table-cell office:value-type="float" office:value="8.82" table:style-name="ce1">
            <text:p>8,82</text:p>
          </table:table-cell>
          <table:table-cell office:value-type="percentage" office:value="1.8100000000000002E-2" table:style-name="ce3">
            <text:p>1,81%</text:p>
          </table:table-cell>
          <table:table-cell table:number-columns-repeated="16380"/>
        </table:table-row>
        <table:table-row table:style-name="ro1">
          <table:table-cell office:value-type="date" office:date-value="2024-05-15T00:00:00" table:style-name="ce2">
            <text:p>15/05/2024</text:p>
          </table:table-cell>
          <table:table-cell office:value-type="float" office:value="29.28" table:style-name="ce1">
            <text:p>29,28</text:p>
          </table:table-cell>
          <table:table-cell office:value-type="float" office:value="14.15" table:style-name="ce1">
            <text:p>14,15</text:p>
          </table:table-cell>
          <table:table-cell office:value-type="percentage" office:value="2.9000000000000001E-2" table:style-name="ce3">
            <text:p>2,90%</text:p>
          </table:table-cell>
          <table:table-cell table:number-columns-repeated="16380"/>
        </table:table-row>
        <table:table-row table:style-name="ro1">
          <table:table-cell office:value-type="date" office:date-value="2024-05-14T00:00:00" table:style-name="ce2">
            <text:p>14/05/2024</text:p>
          </table:table-cell>
          <table:table-cell office:value-type="float" office:value="-15.94" table:style-name="ce1">
            <text:p>-15,94</text:p>
          </table:table-cell>
          <table:table-cell office:value-type="float" office:value="-15.14" table:style-name="ce1">
            <text:p>-15,14</text:p>
          </table:table-cell>
          <table:table-cell office:value-type="percentage" office:value="-3.1099999999999999E-2" table:style-name="ce3">
            <text:p>-3,11%</text:p>
          </table:table-cell>
          <table:table-cell table:number-columns-repeated="16380"/>
        </table:table-row>
        <table:table-row table:style-name="ro1">
          <table:table-cell office:value-type="date" office:date-value="2024-05-13T00:00:00" table:style-name="ce2">
            <text:p>13/05/2024</text:p>
          </table:table-cell>
          <table:table-cell office:value-type="float" office:value="-1.48" table:style-name="ce1">
            <text:p>-1,48</text:p>
          </table:table-cell>
          <table:table-cell office:value-type="float" office:value="0.81" table:style-name="ce1">
            <text:p>0,81</text:p>
          </table:table-cell>
          <table:table-cell office:value-type="percentage" office:value="1.8E-3" table:style-name="ce3">
            <text:p>0,18%</text:p>
          </table:table-cell>
          <table:table-cell table:number-columns-repeated="16380"/>
        </table:table-row>
        <table:table-row table:style-name="ro1">
          <table:table-cell office:value-type="date" office:date-value="2024-05-12T00:00:00" table:style-name="ce2">
            <text:p>12/05/2024</text:p>
          </table:table-cell>
          <table:table-cell office:value-type="float" office:value="1.47" table:style-name="ce1">
            <text:p>1,47</text:p>
          </table:table-cell>
          <table:table-cell office:value-type="float" office:value="2.29" table:style-name="ce1">
            <text:p>2,29</text:p>
          </table:table-cell>
          <table:table-cell office:value-type="percentage" office:value="6.6E-3" table:style-name="ce3">
            <text:p>0,66%</text:p>
          </table:table-cell>
          <table:table-cell table:number-columns-repeated="16380"/>
        </table:table-row>
        <table:table-row table:style-name="ro1">
          <table:table-cell office:value-type="date" office:date-value="2024-05-11T00:00:00" table:style-name="ce2">
            <text:p>11/05/2024</text:p>
          </table:table-cell>
          <table:table-cell office:value-type="float" office:value="2.89" table:style-name="ce1">
            <text:p>2,89</text:p>
          </table:table-cell>
          <table:table-cell office:value-type="float" office:value="0.82" table:style-name="ce1">
            <text:p>0,82</text:p>
          </table:table-cell>
          <table:table-cell office:value-type="percentage" office:value="2.3E-3" table:style-name="ce3">
            <text:p>0,23%</text:p>
          </table:table-cell>
          <table:table-cell table:number-columns-repeated="16380"/>
        </table:table-row>
        <table:table-row table:style-name="ro1">
          <table:table-cell office:value-type="date" office:date-value="2024-05-10T00:00:00" table:style-name="ce2">
            <text:p>10/05/2024</text:p>
          </table:table-cell>
          <table:table-cell office:value-type="float" office:value="-3.56" table:style-name="ce1">
            <text:p>-3,56</text:p>
          </table:table-cell>
          <table:table-cell office:value-type="float" office:value="-2.0699999999999998" table:style-name="ce1">
            <text:p>-2,07</text:p>
          </table:table-cell>
          <table:table-cell office:value-type="percentage" office:value="-5.8999999999999999E-3" table:style-name="ce3">
            <text:p>-0,59%</text:p>
          </table:table-cell>
          <table:table-cell table:number-columns-repeated="16380"/>
        </table:table-row>
        <table:table-row table:style-name="ro1">
          <table:table-cell office:value-type="date" office:date-value="2024-05-09T00:00:00" table:style-name="ce2">
            <text:p>09/05/2024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1.49" table:style-name="ce1">
            <text:p>1,49</text:p>
          </table:table-cell>
          <table:table-cell office:value-type="percentage" office:value="1.0699999999999999E-2" table:style-name="ce3">
            <text:p>1,07%</text:p>
          </table:table-cell>
          <table:table-cell table:number-columns-repeated="16380"/>
        </table:table-row>
        <table:table-row table:style-name="ro1">
          <table:table-cell office:value-type="date" office:date-value="2024-05-08T00:00:00" table:style-name="ce2">
            <text:p>08/05/2024</text:p>
          </table:table-cell>
          <table:table-cell office:value-type="float" office:value="-1.62" table:style-name="ce1">
            <text:p>-1,62</text:p>
          </table:table-cell>
          <table:table-cell office:value-type="float" office:value="-0.94" table:style-name="ce1">
            <text:p>-0,94</text:p>
          </table:table-cell>
          <table:table-cell office:value-type="percentage" office:value="-1.34E-2" table:style-name="ce3">
            <text:p>-1,34%</text:p>
          </table:table-cell>
          <table:table-cell table:number-columns-repeated="16380"/>
        </table:table-row>
        <table:table-row table:style-name="ro1">
          <table:table-cell office:value-type="date" office:date-value="2024-05-07T00:00:00" table:style-name="ce2">
            <text:p>07/05/2024</text:p>
          </table:table-cell>
          <table:table-cell office:value-type="float" office:value="-1.54" table:style-name="ce1">
            <text:p>-1,54</text:p>
          </table:table-cell>
          <table:table-cell office:value-type="float" office:value="0.69" table:style-name="ce1">
            <text:p>0,69</text:p>
          </table:table-cell>
          <table:table-cell office:value-type="percentage" office:value="9.7999999999999997E-3" table:style-name="ce3">
            <text:p>0,98%</text:p>
          </table:table-cell>
          <table:table-cell table:number-columns-repeated="16380"/>
        </table:table-row>
        <table:table-row table:number-rows-repeated="10484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Niroo Selvam</meta:initial-creator>
    <dc:creator>Niroo Selvam</dc:creator>
    <meta:creation-date>2024-09-19T21:57:16Z</meta:creation-date>
    <dc:date>2024-09-19T22:22:44Z</dc:date>
  </office:meta>
</office:document-meta>
</file>